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9pt" style:font-size-asian="9pt" style:font-size-complex="9pt"/>
    </style:style>
    <style:style style:name="P2" style:family="paragraph" style:parent-style-name="Standard">
      <style:paragraph-properties fo:text-align="center" style:justify-single-word="false"/>
      <style:text-properties officeooo:rsid="001e7a95" officeooo:paragraph-rsid="001e7a95"/>
    </style:style>
    <style:style style:name="P3" style:family="paragraph" style:parent-style-name="Standard">
      <style:paragraph-properties fo:text-align="center" style:justify-single-word="false"/>
      <style:text-properties officeooo:rsid="001e7a95" officeooo:paragraph-rsid="008c0ebf"/>
    </style:style>
    <style:style style:name="P4" style:family="paragraph" style:parent-style-name="Standard">
      <style:paragraph-properties fo:text-align="justify" style:justify-single-word="false"/>
      <style:text-properties officeooo:rsid="001ea6f3" officeooo:paragraph-rsid="001ea6f3"/>
    </style:style>
    <style:style style:name="P5" style:family="paragraph" style:parent-style-name="Standard">
      <style:paragraph-properties fo:text-align="justify" style:justify-single-word="false"/>
      <style:text-properties officeooo:rsid="001ea6f3" officeooo:paragraph-rsid="005936d7"/>
    </style:style>
    <style:style style:name="P6" style:family="paragraph" style:parent-style-name="Standard">
      <style:paragraph-properties fo:text-align="justify" style:justify-single-word="false"/>
      <style:text-properties officeooo:rsid="001ea6f3" officeooo:paragraph-rsid="006a2944"/>
    </style:style>
    <style:style style:name="P7" style:family="paragraph" style:parent-style-name="Standard">
      <style:paragraph-properties fo:text-align="justify" style:justify-single-word="false"/>
      <style:text-properties fo:font-weight="bold" officeooo:rsid="001ef824" officeooo:paragraph-rsid="001ef824" style:font-weight-asian="bold" style:font-weight-complex="bold"/>
    </style:style>
    <style:style style:name="P8" style:family="paragraph" style:parent-style-name="Standard">
      <style:paragraph-properties fo:text-align="justify" style:justify-single-word="false"/>
      <style:text-properties fo:font-weight="bold" officeooo:rsid="0020b4e8" officeooo:paragraph-rsid="0020b4e8" style:font-weight-asian="bold" style:font-weight-complex="bold"/>
    </style:style>
    <style:style style:name="P9" style:family="paragraph" style:parent-style-name="Standard">
      <style:paragraph-properties fo:text-align="justify" style:justify-single-word="false"/>
      <style:text-properties fo:font-weight="bold" officeooo:rsid="0020d5fa" officeooo:paragraph-rsid="0020d5fa" style:font-weight-asian="bold" style:font-weight-complex="bold"/>
    </style:style>
    <style:style style:name="P10" style:family="paragraph" style:parent-style-name="Standard">
      <style:paragraph-properties fo:text-align="justify" style:justify-single-word="false"/>
      <style:text-properties fo:font-weight="bold" officeooo:rsid="003c626d" officeooo:paragraph-rsid="003c626d" style:font-weight-asian="bold" style:font-weight-complex="bold"/>
    </style:style>
    <style:style style:name="P11" style:family="paragraph" style:parent-style-name="Standard">
      <style:paragraph-properties fo:text-align="justify" style:justify-single-word="false"/>
      <style:text-properties style:font-name="sans-serif" fo:font-size="13.5pt" officeooo:paragraph-rsid="0064a8f8"/>
    </style:style>
    <style:style style:name="P12" style:family="paragraph" style:parent-style-name="Standard">
      <style:paragraph-properties fo:text-align="justify" style:justify-single-word="false"/>
      <style:text-properties officeooo:rsid="0020d5fa" officeooo:paragraph-rsid="0020d5fa"/>
    </style:style>
    <style:style style:name="P13" style:family="paragraph" style:parent-style-name="Standard">
      <style:paragraph-properties fo:text-align="justify" style:justify-single-word="false"/>
      <style:text-properties officeooo:rsid="00219e1f" officeooo:paragraph-rsid="00219e1f"/>
    </style:style>
    <style:style style:name="P14" style:family="paragraph" style:parent-style-name="Standard">
      <style:paragraph-properties fo:text-align="justify" style:justify-single-word="false"/>
      <style:text-properties officeooo:rsid="00288685" officeooo:paragraph-rsid="00288685"/>
    </style:style>
    <style:style style:name="P15" style:family="paragraph" style:parent-style-name="Standard">
      <style:paragraph-properties fo:text-align="justify" style:justify-single-word="false"/>
      <style:text-properties officeooo:paragraph-rsid="0064a8f8"/>
    </style:style>
    <style:style style:name="P16" style:family="paragraph" style:parent-style-name="Standard">
      <style:paragraph-properties fo:text-align="justify" style:justify-single-word="false"/>
      <style:text-properties officeooo:paragraph-rsid="006658c6"/>
    </style:style>
    <style:style style:name="P17" style:family="paragraph" style:parent-style-name="Standard">
      <style:paragraph-properties fo:text-align="justify" style:justify-single-word="false"/>
      <style:text-properties officeooo:paragraph-rsid="009546cd"/>
    </style:style>
    <style:style style:name="P18" style:family="paragraph" style:parent-style-name="Standard">
      <style:paragraph-properties fo:text-align="justify" style:justify-single-word="false"/>
      <style:text-properties officeooo:paragraph-rsid="009c6f8a"/>
    </style:style>
    <style:style style:name="P19" style:family="paragraph" style:parent-style-name="Standard">
      <style:paragraph-properties fo:text-align="justify" style:justify-single-word="false"/>
      <style:text-properties officeooo:paragraph-rsid="009f5dfe"/>
    </style:style>
    <style:style style:name="P20" style:family="paragraph" style:parent-style-name="Standard">
      <style:paragraph-properties fo:text-align="justify" style:justify-single-word="false"/>
      <style:text-properties officeooo:paragraph-rsid="00a00801"/>
    </style:style>
    <style:style style:name="P21" style:family="paragraph" style:parent-style-name="Standard">
      <style:paragraph-properties fo:text-align="justify" style:justify-single-word="false"/>
      <style:text-properties officeooo:paragraph-rsid="00a861f9"/>
    </style:style>
    <style:style style:name="P22" style:family="paragraph" style:parent-style-name="Standard">
      <style:paragraph-properties fo:text-align="justify" style:justify-single-word="false"/>
      <style:text-properties officeooo:paragraph-rsid="00b95bb9"/>
    </style:style>
    <style:style style:name="P23" style:family="paragraph" style:parent-style-name="Standard">
      <style:paragraph-properties fo:text-align="justify" style:justify-single-word="false"/>
      <style:text-properties officeooo:paragraph-rsid="00be5a7b"/>
    </style:style>
    <style:style style:name="P24" style:family="paragraph" style:parent-style-name="Standard">
      <style:paragraph-properties fo:text-align="justify" style:justify-single-word="false"/>
      <style:text-properties officeooo:paragraph-rsid="00fff78a"/>
    </style:style>
    <style:style style:name="P25" style:family="paragraph" style:parent-style-name="Standard">
      <style:paragraph-properties fo:text-align="justify" style:justify-single-word="false"/>
      <style:text-properties officeooo:paragraph-rsid="010419f5"/>
    </style:style>
    <style:style style:name="P26" style:family="paragraph" style:parent-style-name="Standard">
      <style:paragraph-properties fo:text-align="justify" style:justify-single-word="false"/>
      <style:text-properties officeooo:rsid="00421c19" officeooo:paragraph-rsid="0043e57d"/>
    </style:style>
    <style:style style:name="P27" style:family="paragraph" style:parent-style-name="Standard">
      <style:paragraph-properties fo:text-align="justify" style:justify-single-word="false"/>
      <style:text-properties officeooo:rsid="00457dc3" officeooo:paragraph-rsid="0046aef1"/>
    </style:style>
    <style:style style:name="P28" style:family="paragraph" style:parent-style-name="Standard">
      <style:paragraph-properties fo:text-align="justify" style:justify-single-word="false"/>
      <style:text-properties officeooo:rsid="00494a1f" officeooo:paragraph-rsid="00494a1f"/>
    </style:style>
    <style:style style:name="P29" style:family="paragraph" style:parent-style-name="Standard">
      <style:paragraph-properties fo:text-align="justify" style:justify-single-word="false"/>
      <style:text-properties officeooo:rsid="00494a1f" officeooo:paragraph-rsid="004d4db5"/>
    </style:style>
    <style:style style:name="P30" style:family="paragraph" style:parent-style-name="Standard">
      <style:paragraph-properties fo:text-align="justify" style:justify-single-word="false"/>
      <style:text-properties officeooo:rsid="00494a1f" officeooo:paragraph-rsid="0054d349"/>
    </style:style>
    <style:style style:name="P31" style:family="paragraph" style:parent-style-name="Standard">
      <style:paragraph-properties fo:text-align="center" style:justify-single-word="false"/>
      <style:text-properties officeooo:rsid="004add09" officeooo:paragraph-rsid="004add09"/>
    </style:style>
    <style:style style:name="P32" style:family="paragraph" style:parent-style-name="Standard">
      <style:paragraph-properties fo:text-align="justify" style:justify-single-word="false"/>
      <style:text-properties officeooo:rsid="005a8b7d" officeooo:paragraph-rsid="005a8b7d"/>
    </style:style>
    <style:style style:name="P33" style:family="paragraph" style:parent-style-name="Standard">
      <style:paragraph-properties fo:text-align="justify" style:justify-single-word="false"/>
      <style:text-properties officeooo:rsid="005b132f" officeooo:paragraph-rsid="005b132f"/>
    </style:style>
    <style:style style:name="P34" style:family="paragraph" style:parent-style-name="Standard">
      <style:paragraph-properties fo:text-align="justify" style:justify-single-word="false"/>
      <style:text-properties fo:font-size="14pt" fo:font-weight="bold" officeooo:rsid="001ea6f3" officeooo:paragraph-rsid="001ea6f3" style:font-weight-asian="bold" style:font-weight-complex="bold"/>
    </style:style>
    <style:style style:name="P35" style:family="paragraph" style:parent-style-name="Standard">
      <style:paragraph-properties fo:text-align="justify" style:justify-single-word="false"/>
      <style:text-properties fo:font-size="14pt" officeooo:rsid="001ea6f3" officeooo:paragraph-rsid="001ea6f3"/>
    </style:style>
    <style:style style:name="P36" style:family="paragraph" style:parent-style-name="Standard">
      <style:paragraph-properties fo:text-align="justify" style:justify-single-word="false"/>
      <style:text-properties fo:font-style="italic" officeooo:paragraph-rsid="005a8b7d" style:font-style-asian="italic" style:font-style-complex="italic"/>
    </style:style>
    <style:style style:name="P37" style:family="paragraph" style:parent-style-name="Standard">
      <style:paragraph-properties fo:text-align="justify" style:justify-single-word="false"/>
      <style:text-properties fo:font-style="italic" officeooo:rsid="005e40f1" officeooo:paragraph-rsid="005e40f1" style:font-style-asian="italic" style:font-style-complex="italic"/>
    </style:style>
    <style:style style:name="P38" style:family="paragraph" style:parent-style-name="Standard">
      <style:paragraph-properties fo:text-align="justify" style:justify-single-word="false"/>
      <style:text-properties officeooo:rsid="005cecf2" officeooo:paragraph-rsid="005cecf2"/>
    </style:style>
    <style:style style:name="P39" style:family="paragraph" style:parent-style-name="Standard">
      <style:paragraph-properties fo:text-align="justify" style:justify-single-word="false"/>
      <style:text-properties officeooo:rsid="00605bc8" officeooo:paragraph-rsid="00605bc8"/>
    </style:style>
    <style:style style:name="P40" style:family="paragraph" style:parent-style-name="Standard">
      <style:paragraph-properties fo:text-align="justify" style:justify-single-word="false"/>
      <style:text-properties style:font-name="Liberation Serif" fo:font-size="12pt"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paragraph-rsid="006658c6"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paragraph-rsid="00700437"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paragraph-rsid="009f5dfe"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paragraph-rsid="003c626d"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paragraph-rsid="00f1bbf3"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paragraph-rsid="00f2a5ac"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paragraph-rsid="00f57c04"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976594" officeooo:paragraph-rsid="00976594"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9e6753" officeooo:paragraph-rsid="00976594"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703e13" officeooo:paragraph-rsid="00703e13"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d03712" officeooo:paragraph-rsid="00cdc79d" style:font-size-asian="12pt" style:font-size-complex="12pt"/>
    </style:style>
    <style:style style:name="P52" style:family="paragraph" style:parent-style-name="Standard">
      <style:text-properties style:font-name="Liberation Serif" fo:font-size="12pt" officeooo:paragraph-rsid="00effe78" style:font-size-asian="12pt" style:font-size-complex="12pt"/>
    </style:style>
    <style:style style:name="P53" style:family="paragraph" style:parent-style-name="Standard">
      <style:text-properties style:font-name="Liberation Serif" fo:font-size="12pt" officeooo:paragraph-rsid="00f1bbf3"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f57c04" officeooo:paragraph-rsid="00f57c04" style:font-size-asian="12pt" style:font-size-complex="12pt"/>
    </style:style>
    <style:style style:name="P55" style:family="paragraph" style:parent-style-name="Standard">
      <style:paragraph-properties fo:text-align="justify" style:justify-single-word="false"/>
      <style:text-properties style:font-name="Liberation Serif" fo:font-size="12pt" officeooo:paragraph-rsid="006896a0"/>
    </style:style>
    <style:style style:name="P56" style:family="paragraph" style:parent-style-name="Standard">
      <style:paragraph-properties fo:text-align="justify" style:justify-single-word="false"/>
      <style:text-properties style:font-name="Liberation Serif" fo:font-size="12pt" officeooo:paragraph-rsid="006a2944"/>
    </style:style>
    <style:style style:name="P57" style:family="paragraph" style:parent-style-name="Standard">
      <style:paragraph-properties fo:text-align="justify" style:justify-single-word="false"/>
      <style:text-properties style:font-name="Liberation Serif" fo:font-size="12pt" officeooo:paragraph-rsid="006a5c4d"/>
    </style:style>
    <style:style style:name="P58" style:family="paragraph" style:parent-style-name="Standard">
      <style:paragraph-properties fo:text-align="justify" style:justify-single-word="false"/>
      <style:text-properties style:font-name="Liberation Serif" fo:font-size="12pt" officeooo:paragraph-rsid="006bfc2e"/>
    </style:style>
    <style:style style:name="P59" style:family="paragraph" style:parent-style-name="Standard">
      <style:paragraph-properties fo:text-align="justify" style:justify-single-word="false"/>
      <style:text-properties style:font-name="Liberation Serif" fo:font-size="12pt" officeooo:paragraph-rsid="00700437"/>
    </style:style>
    <style:style style:name="P60" style:family="paragraph" style:parent-style-name="Standard">
      <style:paragraph-properties fo:text-align="justify" style:justify-single-word="false"/>
      <style:text-properties style:font-name="Liberation Serif" fo:font-size="12pt" officeooo:paragraph-rsid="007014ec"/>
    </style:style>
    <style:style style:name="P61" style:family="paragraph" style:parent-style-name="Standard">
      <style:paragraph-properties fo:text-align="justify" style:justify-single-word="false"/>
      <style:text-properties style:font-name="Liberation Serif" fo:font-size="12pt" officeooo:rsid="001ef824" officeooo:paragraph-rsid="001ef824" style:font-size-asian="10.5pt" style:font-size-complex="12pt"/>
    </style:style>
    <style:style style:name="P62" style:family="paragraph" style:parent-style-name="Standard">
      <style:paragraph-properties fo:text-align="justify" style:justify-single-word="false"/>
      <style:text-properties officeooo:rsid="00711a83" officeooo:paragraph-rsid="00711a83"/>
    </style:style>
    <style:style style:name="P63" style:family="paragraph" style:parent-style-name="Standard">
      <style:paragraph-properties fo:text-align="justify" style:justify-single-word="false"/>
      <style:text-properties officeooo:rsid="00917579" officeooo:paragraph-rsid="00917579"/>
    </style:style>
    <style:style style:name="P64" style:family="paragraph" style:parent-style-name="Standard">
      <style:paragraph-properties fo:text-align="justify" style:justify-single-word="false"/>
      <style:text-properties officeooo:rsid="007ea086" officeooo:paragraph-rsid="00489304"/>
    </style:style>
    <style:style style:name="P65" style:family="paragraph" style:parent-style-name="Standard">
      <style:paragraph-properties fo:text-align="justify" style:justify-single-word="false"/>
      <style:text-properties fo:font-size="12pt" officeooo:rsid="001ef824" officeooo:paragraph-rsid="001ef824" style:font-size-asian="10.5pt" style:font-size-complex="12pt"/>
    </style:style>
    <style:style style:name="P66" style:family="paragraph" style:parent-style-name="Standard">
      <style:paragraph-properties fo:text-align="justify" style:justify-single-word="false"/>
      <style:text-properties fo:font-size="12pt" officeooo:paragraph-rsid="0093f6ca"/>
    </style:style>
    <style:style style:name="P67" style:family="paragraph" style:parent-style-name="Standard">
      <style:paragraph-properties fo:text-align="justify" style:justify-single-word="false"/>
      <style:text-properties fo:font-size="12pt" officeooo:paragraph-rsid="00a13e24"/>
    </style:style>
    <style:style style:name="P68" style:family="paragraph" style:parent-style-name="Standard">
      <style:paragraph-properties fo:text-align="justify" style:justify-single-word="false"/>
      <style:text-properties fo:font-size="12pt" officeooo:paragraph-rsid="00a4f635"/>
    </style:style>
    <style:style style:name="P69" style:family="paragraph" style:parent-style-name="Standard">
      <style:paragraph-properties fo:text-align="justify" style:justify-single-word="false"/>
      <style:text-properties fo:font-style="normal" officeooo:rsid="005e40f1" officeooo:paragraph-rsid="005e40f1" style:font-style-asian="normal" style:font-style-complex="normal"/>
    </style:style>
    <style:style style:name="P70" style:family="paragraph" style:parent-style-name="Standard">
      <style:paragraph-properties fo:text-align="justify" style:justify-single-word="false"/>
      <style:text-properties officeooo:rsid="00976594" officeooo:paragraph-rsid="00976594"/>
    </style:style>
    <style:style style:name="P71" style:family="paragraph" style:parent-style-name="Standard">
      <style:paragraph-properties fo:text-align="justify" style:justify-single-word="false"/>
      <style:text-properties officeooo:rsid="00aa8132" officeooo:paragraph-rsid="00aa8132"/>
    </style:style>
    <style:style style:name="P72" style:family="paragraph" style:parent-style-name="Standard">
      <style:paragraph-properties fo:text-align="justify" style:justify-single-word="false"/>
      <style:text-properties officeooo:rsid="00ab71a7" officeooo:paragraph-rsid="00afb5ad"/>
    </style:style>
    <style:style style:name="P73" style:family="paragraph" style:parent-style-name="Standard">
      <style:paragraph-properties fo:text-align="justify" style:justify-single-word="false"/>
      <style:text-properties officeooo:rsid="00b35fe8" officeooo:paragraph-rsid="00b35fe8"/>
    </style:style>
    <style:style style:name="P74" style:family="paragraph" style:parent-style-name="Standard">
      <style:paragraph-properties fo:text-align="justify" style:justify-single-word="false"/>
      <style:text-properties officeooo:rsid="00b6c0b2" officeooo:paragraph-rsid="00b6c0b2"/>
    </style:style>
    <style:style style:name="P75" style:family="paragraph" style:parent-style-name="Standard">
      <style:paragraph-properties fo:text-align="justify" style:justify-single-word="false"/>
      <style:text-properties officeooo:rsid="00b822a8" officeooo:paragraph-rsid="00b8a6fe"/>
    </style:style>
    <style:style style:name="P76" style:family="paragraph" style:parent-style-name="Standard">
      <style:paragraph-properties fo:text-align="justify" style:justify-single-word="false"/>
      <style:text-properties officeooo:rsid="00bc7c32" officeooo:paragraph-rsid="00bc7c32"/>
    </style:style>
    <style:style style:name="P77" style:family="paragraph" style:parent-style-name="Standard">
      <style:paragraph-properties fo:text-align="justify" style:justify-single-word="false"/>
      <style:text-properties officeooo:rsid="00c03178" officeooo:paragraph-rsid="00c03178"/>
    </style:style>
    <style:style style:name="P78" style:family="paragraph" style:parent-style-name="Standard">
      <style:paragraph-properties fo:text-align="justify" style:justify-single-word="false"/>
      <style:text-properties officeooo:rsid="00c2d24c" officeooo:paragraph-rsid="00c2d24c"/>
    </style:style>
    <style:style style:name="P79" style:family="paragraph" style:parent-style-name="Standard">
      <style:paragraph-properties fo:text-align="justify" style:justify-single-word="false"/>
      <style:text-properties officeooo:rsid="00c6bc00" officeooo:paragraph-rsid="00c88894"/>
    </style:style>
    <style:style style:name="P80" style:family="paragraph" style:parent-style-name="Standard">
      <style:paragraph-properties fo:text-align="justify" style:justify-single-word="false"/>
      <style:text-properties officeooo:rsid="00ca1edc" officeooo:paragraph-rsid="00ca1edc"/>
    </style:style>
    <style:style style:name="P81" style:family="paragraph" style:parent-style-name="Standard">
      <style:paragraph-properties fo:text-align="justify" style:justify-single-word="false"/>
      <style:text-properties officeooo:rsid="003c5228" officeooo:paragraph-rsid="00df189d"/>
    </style:style>
    <style:style style:name="P82" style:family="paragraph" style:parent-style-name="Standard">
      <style:paragraph-properties fo:text-align="justify" style:justify-single-word="false"/>
      <style:text-properties fo:font-weight="normal" officeooo:rsid="003c626d" officeooo:paragraph-rsid="003c626d" style:font-weight-asian="normal" style:font-weight-complex="normal"/>
    </style:style>
    <style:style style:name="P83" style:family="paragraph" style:parent-style-name="Standard" style:master-page-name="">
      <style:paragraph-properties fo:text-align="center" style:justify-single-word="false" style:page-number="auto"/>
      <style:text-properties officeooo:rsid="001e7a95" officeooo:paragraph-rsid="0025fbc3"/>
    </style:style>
    <style:style style:name="P84" style:family="paragraph" style:parent-style-name="Standard">
      <style:paragraph-properties fo:margin-top="0cm" fo:margin-bottom="0.101cm" loext:contextual-spacing="false" fo:text-align="justify" style:justify-single-word="false"/>
      <style:text-properties fo:font-style="normal" officeooo:paragraph-rsid="005a8b7d" style:font-style-asian="normal" style:font-style-complex="normal"/>
    </style:style>
    <style:style style:name="P85" style:family="paragraph" style:parent-style-name="Standard">
      <style:paragraph-properties fo:margin-top="0cm" fo:margin-bottom="0.101cm" loext:contextual-spacing="false" fo:text-align="justify" style:justify-single-word="false"/>
      <style:text-properties fo:font-style="normal" officeooo:rsid="005eafe7" officeooo:paragraph-rsid="005eafe7" style:font-style-asian="normal" style:font-style-complex="normal"/>
    </style:style>
    <style:style style:name="P86" style:family="paragraph" style:parent-style-name="Standard">
      <style:paragraph-properties fo:margin-top="0cm" fo:margin-bottom="0.101cm" loext:contextual-spacing="false" fo:text-align="justify" style:justify-single-word="false"/>
      <style:text-properties fo:font-style="normal" officeooo:rsid="00603544" officeooo:paragraph-rsid="00603544" style:font-style-asian="normal" style:font-style-complex="normal"/>
    </style:style>
    <style:style style:name="P87" style:family="paragraph" style:parent-style-name="Standard">
      <style:paragraph-properties fo:margin-top="0cm" fo:margin-bottom="0.101cm" loext:contextual-spacing="false" fo:text-align="justify" style:justify-single-word="false"/>
      <style:text-properties fo:font-style="normal" officeooo:rsid="0061a529" officeooo:paragraph-rsid="0061a529" style:font-style-asian="normal" style:font-style-complex="normal"/>
    </style:style>
    <style:style style:name="P88" style:family="paragraph" style:parent-style-name="Standard">
      <style:paragraph-properties fo:margin-top="0cm" fo:margin-bottom="0.101cm" loext:contextual-spacing="false" fo:text-align="justify" style:justify-single-word="false"/>
      <style:text-properties fo:font-style="italic" officeooo:rsid="0062c132" officeooo:paragraph-rsid="0062c132" style:font-style-asian="italic" style:font-style-complex="italic"/>
    </style:style>
    <style:style style:name="P89" style:family="paragraph" style:parent-style-name="Standard">
      <style:paragraph-properties fo:margin-top="0cm" fo:margin-bottom="0.101cm" loext:contextual-spacing="false" fo:text-align="justify" style:justify-single-word="false"/>
      <style:text-properties fo:font-style="italic" officeooo:rsid="00603544" officeooo:paragraph-rsid="00603544" style:font-style-asian="italic" style:font-style-complex="italic"/>
    </style:style>
    <style:style style:name="P90" style:family="paragraph" style:parent-style-name="Standard">
      <style:paragraph-properties fo:margin-top="0cm" fo:margin-bottom="0.101cm" loext:contextual-spacing="false" fo:text-align="justify" style:justify-single-word="false"/>
      <style:text-properties officeooo:paragraph-rsid="0099384f"/>
    </style:style>
    <style:style style:name="P91" style:family="paragraph" style:parent-style-name="Standard">
      <style:paragraph-properties fo:margin-top="0cm" fo:margin-bottom="0.101cm" loext:contextual-spacing="false" fo:text-align="justify" style:justify-single-word="false"/>
      <style:text-properties officeooo:paragraph-rsid="0116e5ae"/>
    </style:style>
    <style:style style:name="P92" style:family="paragraph" style:parent-style-name="Standard">
      <style:paragraph-properties fo:margin-top="0cm" fo:margin-bottom="0.101cm" loext:contextual-spacing="false" fo:text-align="justify" style:justify-single-word="false"/>
      <style:text-properties style:font-name="Liberation Serif" fo:font-size="17.25pt" officeooo:rsid="001ef824" officeooo:paragraph-rsid="001ef824"/>
    </style:style>
    <style:style style:name="P93" style:family="paragraph" style:parent-style-name="Standard">
      <style:paragraph-properties fo:margin-top="0cm" fo:margin-bottom="0.101cm" loext:contextual-spacing="false" fo:text-align="justify" style:justify-single-word="false"/>
      <style:text-properties style:font-name="Liberation Serif" fo:font-size="12pt" officeooo:paragraph-rsid="006bfc2e"/>
    </style:style>
    <style:style style:name="P94" style:family="paragraph" style:parent-style-name="Standard">
      <style:paragraph-properties fo:margin-top="0cm" fo:margin-bottom="0.101cm" loext:contextual-spacing="false" fo:text-align="justify" style:justify-single-word="false"/>
      <style:text-properties style:font-name="Liberation Serif" fo:font-size="12pt" officeooo:paragraph-rsid="0093f6ca" style:font-size-asian="12pt" style:font-size-complex="12pt"/>
    </style:style>
    <style:style style:name="P95" style:family="paragraph" style:parent-style-name="Standard">
      <style:paragraph-properties fo:margin-top="0cm" fo:margin-bottom="0.101cm" loext:contextual-spacing="false" fo:text-align="justify" style:justify-single-word="false"/>
      <style:text-properties style:font-name="Liberation Serif" fo:font-size="12pt" officeooo:rsid="009e6753" officeooo:paragraph-rsid="009eb49e" style:font-size-asian="12pt" style:font-size-complex="12pt"/>
    </style:style>
    <style:style style:name="P96" style:family="paragraph" style:parent-style-name="Standard">
      <style:paragraph-properties fo:margin-top="0cm" fo:margin-bottom="0.101cm" loext:contextual-spacing="false" fo:text-align="justify" style:justify-single-word="false"/>
      <style:text-properties fo:font-size="12pt" officeooo:paragraph-rsid="00a10d7e"/>
    </style:style>
    <style:style style:name="P97" style:family="paragraph" style:parent-style-name="Standard">
      <style:paragraph-properties fo:margin-top="0cm" fo:margin-bottom="0cm" loext:contextual-spacing="false" fo:text-align="justify" style:justify-single-word="false"/>
      <style:text-properties fo:font-style="italic" officeooo:rsid="005eafe7" officeooo:paragraph-rsid="005eafe7" style:font-style-asian="italic" style:font-style-complex="italic"/>
    </style:style>
    <style:style style:name="P98" style:family="paragraph" style:parent-style-name="Standard">
      <style:paragraph-properties fo:margin-top="0cm" fo:margin-bottom="0cm" loext:contextual-spacing="false" fo:text-align="justify" style:justify-single-word="false"/>
      <style:text-properties fo:font-style="italic" officeooo:rsid="00603544" officeooo:paragraph-rsid="01304a04" style:font-style-asian="italic" style:font-style-complex="italic"/>
    </style:style>
    <style:style style:name="P99" style:family="paragraph" style:parent-style-name="Standard">
      <style:paragraph-properties fo:margin-top="0cm" fo:margin-bottom="0cm" loext:contextual-spacing="false" fo:text-align="justify" style:justify-single-word="false"/>
      <style:text-properties fo:font-style="normal" officeooo:rsid="0061a529" officeooo:paragraph-rsid="0061a529" style:font-style-asian="normal" style:font-style-complex="normal"/>
    </style:style>
    <style:style style:name="P100" style:family="paragraph" style:parent-style-name="Standard">
      <style:paragraph-properties fo:margin-top="0cm" fo:margin-bottom="0cm" loext:contextual-spacing="false" fo:text-align="justify" style:justify-single-word="false"/>
      <style:text-properties officeooo:paragraph-rsid="0116e5ae"/>
    </style:style>
    <style:style style:name="P101" style:family="paragraph" style:parent-style-name="Standard">
      <style:paragraph-properties fo:text-align="justify" style:justify-single-word="false"/>
      <style:text-properties fo:font-size="12pt" fo:font-style="italic" officeooo:rsid="0093f6ca" officeooo:paragraph-rsid="0093f6ca" style:font-size-asian="10.5pt" style:font-style-asian="italic" style:font-size-complex="12pt" style:font-style-complex="italic"/>
    </style:style>
    <style:style style:name="P102" style:family="paragraph" style:parent-style-name="Standard">
      <style:paragraph-properties fo:text-align="justify" style:justify-single-word="false"/>
      <style:text-properties fo:font-size="12pt" fo:font-style="italic" officeooo:rsid="0093f6ca" officeooo:paragraph-rsid="009546cd" style:font-size-asian="10.5pt" style:font-style-asian="italic" style:font-size-complex="12pt" style:font-style-complex="italic"/>
    </style:style>
    <style:style style:name="P103" style:family="paragraph" style:parent-style-name="Standard">
      <style:paragraph-properties fo:text-align="justify" style:justify-single-word="false"/>
      <style:text-properties fo:font-size="12pt" fo:font-style="italic" officeooo:rsid="00a13e24" officeooo:paragraph-rsid="00a4f635" style:font-size-asian="10.5pt" style:font-style-asian="italic" style:font-size-complex="12pt" style:font-style-complex="italic"/>
    </style:style>
    <style:style style:name="P104" style:family="paragraph" style:parent-style-name="Standard">
      <style:paragraph-properties fo:text-align="justify" style:justify-single-word="false"/>
      <style:text-properties fo:font-size="12pt" officeooo:rsid="00a13e24" officeooo:paragraph-rsid="00a861f9" style:font-size-asian="10.5pt" style:font-size-complex="12pt"/>
    </style:style>
    <style:style style:name="P105" style:family="paragraph" style:parent-style-name="Standard">
      <style:paragraph-properties fo:text-align="justify" style:justify-single-word="false"/>
      <style:text-properties style:font-name="Liberation Serif" fo:font-size="12pt" fo:font-style="italic" officeooo:rsid="00976594" officeooo:paragraph-rsid="00976594" style:font-size-asian="12pt" style:font-style-asian="italic" style:font-size-complex="12pt" style:font-style-complex="italic"/>
    </style:style>
    <style:style style:name="P106" style:family="paragraph" style:parent-style-name="Standard">
      <style:paragraph-properties fo:text-align="justify" style:justify-single-word="false"/>
      <style:text-properties style:font-name="Liberation Serif" fo:font-size="12pt" fo:font-style="italic" officeooo:rsid="009f5dfe" officeooo:paragraph-rsid="009f5dfe" style:font-size-asian="12pt" style:font-style-asian="italic" style:font-size-complex="12pt" style:font-style-complex="italic"/>
    </style:style>
    <style:style style:name="P107" style:family="paragraph" style:parent-style-name="Standard">
      <style:paragraph-properties fo:text-align="justify" style:justify-single-word="false"/>
      <style:text-properties style:font-name="Liberation Serif" fo:font-size="12pt" fo:font-style="italic" officeooo:rsid="009f5dfe" officeooo:paragraph-rsid="00a00801" style:font-size-asian="12pt" style:font-style-asian="italic" style:font-size-complex="12pt" style:font-style-complex="italic"/>
    </style:style>
    <style:style style:name="P108" style:family="paragraph" style:parent-style-name="Standard">
      <style:paragraph-properties fo:text-align="justify" style:justify-single-word="false"/>
      <style:text-properties style:font-name="Liberation Serif" fo:font-size="12pt" fo:font-style="italic" officeooo:rsid="006658c6" officeooo:paragraph-rsid="006658c6" style:font-size-asian="12pt" style:font-style-asian="italic" style:font-size-complex="12pt" style:font-style-complex="italic"/>
    </style:style>
    <style:style style:name="P109" style:family="paragraph" style:parent-style-name="Standard">
      <style:paragraph-properties fo:text-align="justify" style:justify-single-word="false"/>
      <style:text-properties style:font-name="Liberation Serif" fo:font-size="12pt" fo:font-style="italic" officeooo:rsid="00700437" officeooo:paragraph-rsid="00700437" style:font-size-asian="12pt" style:font-style-asian="italic" style:font-size-complex="12pt" style:font-style-complex="italic"/>
    </style:style>
    <style:style style:name="P110" style:family="paragraph" style:parent-style-name="Standard">
      <style:paragraph-properties fo:text-align="justify" style:justify-single-word="false"/>
      <style:text-properties style:font-name="Liberation Serif" fo:font-size="12pt" fo:font-style="italic" officeooo:rsid="007014ec" officeooo:paragraph-rsid="007014ec" style:font-size-asian="12pt" style:font-style-asian="italic" style:font-size-complex="12pt" style:font-style-complex="italic"/>
    </style:style>
    <style:style style:name="P111" style:family="paragraph" style:parent-style-name="Standard">
      <style:paragraph-properties fo:text-align="justify" style:justify-single-word="false"/>
      <style:text-properties style:font-name="Liberation Serif" fo:font-size="12pt" fo:font-style="italic" officeooo:rsid="00711a83" officeooo:paragraph-rsid="00711a83" style:font-size-asian="12pt" style:font-style-asian="italic" style:font-size-complex="12pt" style:font-style-complex="italic"/>
    </style:style>
    <style:style style:name="P112" style:family="paragraph" style:parent-style-name="Standard">
      <style:paragraph-properties fo:text-align="justify" style:justify-single-word="false"/>
      <style:text-properties style:font-name="Liberation Serif" fo:font-size="12pt" fo:font-style="italic" officeooo:rsid="006896a0" officeooo:paragraph-rsid="006896a0" style:font-size-asian="12pt" style:font-style-asian="italic" style:font-size-complex="12pt" style:font-style-complex="italic"/>
    </style:style>
    <style:style style:name="P113" style:family="paragraph" style:parent-style-name="Standard">
      <style:paragraph-properties fo:text-align="justify" style:justify-single-word="false"/>
      <style:text-properties style:font-name="Liberation Serif" fo:font-size="12pt" fo:font-style="italic" officeooo:rsid="006a2944" officeooo:paragraph-rsid="006a2944" style:font-size-asian="12pt" style:font-style-asian="italic" style:font-size-complex="12pt" style:font-style-complex="italic"/>
    </style:style>
    <style:style style:name="P114" style:family="paragraph" style:parent-style-name="Standard">
      <style:paragraph-properties fo:text-align="justify" style:justify-single-word="false"/>
      <style:text-properties fo:font-style="italic" officeooo:rsid="005cecf2" officeooo:paragraph-rsid="005cecf2" style:font-style-asian="italic" style:font-style-complex="italic"/>
    </style:style>
    <style:style style:name="P115" style:family="paragraph" style:parent-style-name="Standard">
      <style:paragraph-properties fo:text-align="justify" style:justify-single-word="false"/>
      <style:text-properties fo:font-style="italic" officeooo:rsid="00917579" officeooo:paragraph-rsid="00917579" style:font-style-asian="italic" style:font-style-complex="italic"/>
    </style:style>
    <style:style style:name="P116" style:family="paragraph" style:parent-style-name="Standard">
      <style:paragraph-properties fo:text-align="justify" style:justify-single-word="false"/>
      <style:text-properties officeooo:paragraph-rsid="00c062a0"/>
    </style:style>
    <style:style style:name="P117" style:family="paragraph" style:parent-style-name="Standard">
      <style:paragraph-properties fo:text-align="justify" style:justify-single-word="false"/>
      <style:text-properties officeooo:paragraph-rsid="015d60e8"/>
    </style:style>
    <style:style style:name="P118" style:family="paragraph" style:parent-style-name="Standard">
      <style:paragraph-properties fo:margin-top="0cm" fo:margin-bottom="0cm" loext:contextual-spacing="false" fo:text-align="justify" style:justify-single-word="false"/>
      <style:text-properties fo:font-style="italic" officeooo:rsid="008e8d4a" officeooo:paragraph-rsid="0116e5ae"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3c5228" style:font-weight-asian="bold" style:font-weight-complex="bold"/>
    </style:style>
    <style:style style:name="T3" style:family="text">
      <style:text-properties fo:font-weight="bold" officeooo:rsid="004f7347" style:font-weight-asian="bold" style:font-weight-complex="bold"/>
    </style:style>
    <style:style style:name="T4" style:family="text">
      <style:text-properties fo:font-weight="bold" officeooo:rsid="004bb065" style:font-weight-asian="bold" style:font-weight-complex="bold"/>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64a8f8" style:font-size-asian="12pt" style:font-size-complex="12pt"/>
    </style:style>
    <style:style style:name="T7" style:family="text">
      <style:text-properties style:font-name="Liberation Serif" fo:font-size="12pt" officeooo:rsid="006658c6" style:font-size-asian="12pt" style:font-size-complex="12pt"/>
    </style:style>
    <style:style style:name="T8" style:family="text">
      <style:text-properties style:font-name="Liberation Serif" fo:font-size="12pt" officeooo:rsid="00865d09" style:font-size-asian="12pt" style:font-size-complex="12pt"/>
    </style:style>
    <style:style style:name="T9" style:family="text">
      <style:text-properties style:font-name="Liberation Serif" fo:font-size="12pt" officeooo:rsid="008e8d4a" style:font-size-asian="12pt" style:font-size-complex="12pt"/>
    </style:style>
    <style:style style:name="T10" style:family="text">
      <style:text-properties style:font-name="Liberation Serif" fo:font-size="12pt" officeooo:rsid="00976594" style:font-size-asian="12pt" style:font-size-complex="12pt"/>
    </style:style>
    <style:style style:name="T11" style:family="text">
      <style:text-properties style:font-name="Liberation Serif" fo:font-size="12pt" officeooo:rsid="009a84a7" style:font-size-asian="12pt" style:font-size-complex="12pt"/>
    </style:style>
    <style:style style:name="T12" style:family="text">
      <style:text-properties style:font-name="Liberation Serif" fo:font-size="12pt" officeooo:rsid="009c6f8a" style:font-size-asian="12pt" style:font-size-complex="12pt"/>
    </style:style>
    <style:style style:name="T13" style:family="text">
      <style:text-properties style:font-name="Liberation Serif" fo:font-size="12pt" officeooo:rsid="009cb652" style:font-size-asian="12pt" style:font-size-complex="12pt"/>
    </style:style>
    <style:style style:name="T14" style:family="text">
      <style:text-properties style:font-name="Liberation Serif" fo:font-size="12pt" officeooo:rsid="009e6753" style:font-size-asian="12pt" style:font-size-complex="12pt"/>
    </style:style>
    <style:style style:name="T15" style:family="text">
      <style:text-properties style:font-name="Liberation Serif" fo:font-size="12pt" officeooo:rsid="009f5dfe" style:font-size-asian="12pt" style:font-size-complex="12pt"/>
    </style:style>
    <style:style style:name="T16" style:family="text">
      <style:text-properties style:font-name="Liberation Serif" fo:font-size="12pt" officeooo:rsid="00a00801" style:font-size-asian="12pt" style:font-size-complex="12pt"/>
    </style:style>
    <style:style style:name="T17" style:family="text">
      <style:text-properties style:font-name="Liberation Serif" fo:font-size="12pt" officeooo:rsid="00a4f635" style:font-size-asian="12pt" style:font-size-complex="12pt"/>
    </style:style>
    <style:style style:name="T18" style:family="text">
      <style:text-properties style:font-name="Liberation Serif" fo:font-size="12pt" officeooo:rsid="00a6d179" style:font-size-asian="12pt" style:font-size-complex="12pt"/>
    </style:style>
    <style:style style:name="T19" style:family="text">
      <style:text-properties style:font-name="Liberation Serif" fo:font-size="12pt" officeooo:rsid="00c062a0" style:font-size-asian="12pt" style:font-size-complex="12pt"/>
    </style:style>
    <style:style style:name="T20" style:family="text">
      <style:text-properties style:font-name="Liberation Serif" fo:font-size="12pt" officeooo:rsid="00bf72e8" style:font-size-asian="12pt" style:font-size-complex="12pt"/>
    </style:style>
    <style:style style:name="T21" style:family="text">
      <style:text-properties style:font-name="Liberation Serif" fo:font-size="12pt" officeooo:rsid="00c39986" style:font-size-asian="12pt" style:font-size-complex="12pt"/>
    </style:style>
    <style:style style:name="T22" style:family="text">
      <style:text-properties style:font-name="Liberation Serif" fo:font-size="12pt" officeooo:rsid="00c64026" style:font-size-asian="12pt" style:font-size-complex="12pt"/>
    </style:style>
    <style:style style:name="T23" style:family="text">
      <style:text-properties style:font-name="Liberation Serif" fo:font-size="12pt" officeooo:rsid="00c6bfbb" style:font-size-asian="12pt" style:font-size-complex="12pt"/>
    </style:style>
    <style:style style:name="T24" style:family="text">
      <style:text-properties style:font-name="Liberation Serif" fo:font-size="12pt" officeooo:rsid="00c88894" style:font-size-asian="12pt" style:font-size-complex="12pt"/>
    </style:style>
    <style:style style:name="T25" style:family="text">
      <style:text-properties style:font-name="Liberation Serif" fo:font-size="12pt" officeooo:rsid="00cf4505" style:font-size-asian="12pt" style:font-size-complex="12pt"/>
    </style:style>
    <style:style style:name="T26" style:family="text">
      <style:text-properties style:font-name="Liberation Serif" fo:font-size="12pt" officeooo:rsid="00d03712" style:font-size-asian="12pt" style:font-size-complex="12pt"/>
    </style:style>
    <style:style style:name="T27" style:family="text">
      <style:text-properties style:font-name="Liberation Serif" fo:font-size="12pt" officeooo:rsid="00e2ce24" style:font-size-asian="12pt" style:font-size-complex="12pt"/>
    </style:style>
    <style:style style:name="T28" style:family="text">
      <style:text-properties style:font-name="Liberation Serif" fo:font-size="12pt" officeooo:rsid="00e2fc1a" style:font-size-asian="12pt" style:font-size-complex="12pt"/>
    </style:style>
    <style:style style:name="T29" style:family="text">
      <style:text-properties style:font-name="Liberation Serif" fo:font-size="12pt" officeooo:rsid="00ecc42b" style:font-size-asian="12pt" style:font-size-complex="12pt"/>
    </style:style>
    <style:style style:name="T30" style:family="text">
      <style:text-properties style:font-name="Liberation Serif" fo:font-size="12pt" officeooo:rsid="00f70bae" style:font-size-asian="12pt" style:font-size-complex="12pt"/>
    </style:style>
    <style:style style:name="T31" style:family="text">
      <style:text-properties style:font-name="Liberation Serif" fo:font-size="12pt" officeooo:rsid="00fff78a" style:font-size-asian="12pt" style:font-size-complex="12pt"/>
    </style:style>
    <style:style style:name="T32" style:family="text">
      <style:text-properties style:font-name="Liberation Serif" fo:font-size="12pt" officeooo:rsid="0100597e" style:font-size-asian="12pt" style:font-size-complex="12pt"/>
    </style:style>
    <style:style style:name="T33" style:family="text">
      <style:text-properties style:font-name="Liberation Serif" fo:font-size="12pt" officeooo:rsid="0101ddb5" style:font-size-asian="12pt" style:font-size-complex="12pt"/>
    </style:style>
    <style:style style:name="T34" style:family="text">
      <style:text-properties style:font-name="Liberation Serif" fo:font-size="12pt" officeooo:rsid="010419f5" style:font-size-asian="12pt" style:font-size-complex="12pt"/>
    </style:style>
    <style:style style:name="T35" style:family="text">
      <style:text-properties style:font-name="Liberation Serif" fo:font-size="12pt" officeooo:rsid="0105f6b7" style:font-size-asian="12pt" style:font-size-complex="12pt"/>
    </style:style>
    <style:style style:name="T36" style:family="text">
      <style:text-properties style:font-name="Liberation Serif" fo:font-size="12pt" officeooo:rsid="01079f1b" style:font-size-asian="12pt" style:font-size-complex="12pt"/>
    </style:style>
    <style:style style:name="T37" style:family="text">
      <style:text-properties style:font-name="Liberation Serif" fo:font-size="12pt" officeooo:rsid="010a8a73" style:font-size-asian="12pt" style:font-size-complex="12pt"/>
    </style:style>
    <style:style style:name="T38" style:family="text">
      <style:text-properties style:font-name="Liberation Serif" fo:font-size="12pt" officeooo:rsid="013d2557" style:font-size-asian="12pt" style:font-size-complex="12pt"/>
    </style:style>
    <style:style style:name="T39" style:family="text">
      <style:text-properties style:font-name="Liberation Serif" fo:font-size="12pt" officeooo:rsid="015d60e8" style:font-size-asian="12pt" style:font-size-complex="12pt"/>
    </style:style>
    <style:style style:name="T40" style:family="text">
      <style:text-properties style:font-name="Liberation Serif" fo:font-size="12pt" officeooo:rsid="00ba1363" style:font-size-asian="12pt" style:font-size-complex="12pt"/>
    </style:style>
    <style:style style:name="T41" style:family="text">
      <style:text-properties style:font-name="Liberation Serif" fo:font-size="12pt" officeooo:rsid="00bab1fb" style:font-size-asian="12pt" style:font-size-complex="12pt"/>
    </style:style>
    <style:style style:name="T42" style:family="text">
      <style:text-properties style:font-name="Liberation Serif" fo:font-size="12pt" officeooo:rsid="00cdc79d" style:font-size-asian="12pt" style:font-size-complex="12pt"/>
    </style:style>
    <style:style style:name="T43" style:family="text">
      <style:text-properties style:font-name="Liberation Serif" fo:font-size="12pt" fo:font-style="italic" style:font-size-asian="12pt" style:font-style-asian="italic" style:font-size-complex="12pt" style:font-style-complex="italic"/>
    </style:style>
    <style:style style:name="T44" style:family="text">
      <style:text-properties style:font-name="Liberation Serif" fo:font-size="12pt" fo:font-style="italic" officeooo:rsid="006658c6" style:font-size-asian="12pt" style:font-style-asian="italic" style:font-size-complex="12pt" style:font-style-complex="italic"/>
    </style:style>
    <style:style style:name="T45" style:family="text">
      <style:text-properties style:font-name="Liberation Serif" fo:font-size="12pt" fo:font-style="italic" officeooo:rsid="00976594" style:font-size-asian="12pt" style:font-style-asian="italic" style:font-size-complex="12pt" style:font-style-complex="italic"/>
    </style:style>
    <style:style style:name="T46" style:family="text">
      <style:text-properties style:font-name="Liberation Serif" fo:font-size="12pt" fo:font-style="italic" officeooo:rsid="009e6753" style:font-size-asian="12pt" style:font-style-asian="italic" style:font-size-complex="12pt" style:font-style-complex="italic"/>
    </style:style>
    <style:style style:name="T47" style:family="text">
      <style:text-properties style:font-name="Liberation Serif" fo:font-size="12pt" fo:font-style="italic" officeooo:rsid="009f5dfe" style:font-size-asian="12pt" style:font-style-asian="italic" style:font-size-complex="12pt" style:font-style-complex="italic"/>
    </style:style>
    <style:style style:name="T48" style:family="text">
      <style:text-properties style:font-name="Liberation Serif" fo:font-size="12pt" fo:font-style="italic" officeooo:rsid="015d60e8" style:font-size-asian="12pt" style:font-style-asian="italic" style:font-size-complex="12pt" style:font-style-complex="italic"/>
    </style:style>
    <style:style style:name="T49" style:family="text">
      <style:text-properties style:font-name="Liberation Serif" fo:font-size="12pt" fo:font-style="italic" officeooo:rsid="00ba1363" style:font-size-asian="12pt" style:font-style-asian="italic" style:font-size-complex="12pt" style:font-style-complex="italic"/>
    </style:style>
    <style:style style:name="T50" style:family="text">
      <style:text-properties style:font-name="Liberation Serif" style:font-size-asian="12pt" style:font-size-complex="12pt"/>
    </style:style>
    <style:style style:name="T51" style:family="text">
      <style:text-properties style:font-name="Liberation Serif" officeooo:rsid="00953659" style:font-size-asian="12pt" style:font-size-complex="12pt"/>
    </style:style>
    <style:style style:name="T52" style:family="text">
      <style:text-properties style:font-name="Liberation Serif" officeooo:rsid="0093f6ca" style:font-size-asian="12pt" style:font-size-complex="12pt"/>
    </style:style>
    <style:style style:name="T53" style:family="text">
      <style:text-properties style:font-name="Liberation Serif" officeooo:rsid="00966f1e" style:font-size-asian="12pt" style:font-size-complex="12pt"/>
    </style:style>
    <style:style style:name="T54" style:family="text">
      <style:text-properties style:font-name="Liberation Serif" officeooo:rsid="0096d11d" style:font-size-asian="12pt" style:font-size-complex="12pt"/>
    </style:style>
    <style:style style:name="T55" style:family="text">
      <style:text-properties style:font-name="Liberation Serif" officeooo:rsid="00a10d7e" style:font-size-asian="12pt" style:font-size-complex="12pt"/>
    </style:style>
    <style:style style:name="T56" style:family="text">
      <style:text-properties style:font-name="Liberation Serif" officeooo:rsid="00a3aef5" style:font-size-asian="12pt" style:font-size-complex="12pt"/>
    </style:style>
    <style:style style:name="T57" style:family="text">
      <style:text-properties style:font-name="Liberation Serif" officeooo:rsid="00a6d179" style:font-size-asian="12pt" style:font-size-complex="12pt"/>
    </style:style>
    <style:style style:name="T58" style:family="text">
      <style:text-properties style:font-name="Liberation Serif" officeooo:rsid="00dfd4db" style:font-size-asian="12pt" style:font-size-complex="12pt"/>
    </style:style>
    <style:style style:name="T59" style:family="text">
      <style:text-properties style:font-name="Liberation Serif" officeooo:rsid="00f70bae" style:font-size-asian="12pt" style:font-size-complex="12pt"/>
    </style:style>
    <style:style style:name="T60" style:family="text">
      <style:text-properties style:font-name="Liberation Serif" officeooo:rsid="00f89653" style:font-size-asian="12pt" style:font-size-complex="12pt"/>
    </style:style>
    <style:style style:name="T61" style:family="text">
      <style:text-properties style:font-name="Liberation Serif" officeooo:rsid="00f94654" style:font-size-asian="12pt" style:font-size-complex="12pt"/>
    </style:style>
    <style:style style:name="T62" style:family="text">
      <style:text-properties style:font-name="Liberation Serif" officeooo:rsid="00fb5b05" style:font-size-asian="12pt" style:font-size-complex="12pt"/>
    </style:style>
    <style:style style:name="T63" style:family="text">
      <style:text-properties style:font-name="Liberation Serif" officeooo:rsid="00fc108b" style:font-size-asian="12pt" style:font-size-complex="12pt"/>
    </style:style>
    <style:style style:name="T64" style:family="text">
      <style:text-properties style:font-name="Liberation Serif" officeooo:rsid="01110348" style:font-size-asian="12pt" style:font-size-complex="12pt"/>
    </style:style>
    <style:style style:name="T65" style:family="text">
      <style:text-properties style:font-name="Liberation Serif" officeooo:rsid="011371ea" style:font-size-asian="12pt" style:font-size-complex="12pt"/>
    </style:style>
    <style:style style:name="T66" style:family="text">
      <style:text-properties fo:font-size="12pt" style:font-size-asian="10.5pt" style:font-size-complex="12pt"/>
    </style:style>
    <style:style style:name="T67" style:family="text">
      <style:text-properties fo:font-size="12pt" officeooo:rsid="001ef824" style:font-size-asian="10.5pt" style:font-size-complex="12pt"/>
    </style:style>
    <style:style style:name="T68" style:family="text">
      <style:text-properties fo:font-size="12pt" officeooo:rsid="00402099" style:font-size-asian="10.5pt" style:font-size-complex="12pt"/>
    </style:style>
    <style:style style:name="T69" style:family="text">
      <style:text-properties fo:font-size="12pt" officeooo:rsid="004f7347" style:font-size-asian="10.5pt" style:font-size-complex="12pt"/>
    </style:style>
    <style:style style:name="T70" style:family="text">
      <style:text-properties fo:font-size="12pt" officeooo:rsid="0064a8f8" style:font-size-asian="10.5pt" style:font-size-complex="12pt"/>
    </style:style>
    <style:style style:name="T71" style:family="text">
      <style:text-properties fo:font-size="12pt" officeooo:rsid="0093f6ca" style:font-size-asian="10.5pt" style:font-size-complex="12pt"/>
    </style:style>
    <style:style style:name="T72" style:family="text">
      <style:text-properties fo:font-size="12pt" officeooo:rsid="009546cd" style:font-size-asian="10.5pt" style:font-size-complex="12pt"/>
    </style:style>
    <style:style style:name="T73" style:family="text">
      <style:text-properties fo:font-size="12pt" officeooo:rsid="00a13e24" style:font-size-asian="10.5pt" style:font-size-complex="12pt"/>
    </style:style>
    <style:style style:name="T74" style:family="text">
      <style:text-properties fo:font-size="12pt" officeooo:rsid="00a4f635" style:font-size-asian="10.5pt" style:font-size-complex="12pt"/>
    </style:style>
    <style:style style:name="T75" style:family="text">
      <style:text-properties fo:font-size="12pt" officeooo:rsid="00f57c04" style:font-size-asian="10.5pt" style:font-size-complex="12pt"/>
    </style:style>
    <style:style style:name="T76" style:family="text">
      <style:text-properties fo:font-size="12pt" fo:font-style="italic" officeooo:rsid="0064a8f8" style:font-size-asian="10.5pt" style:font-style-asian="italic" style:font-size-complex="12pt" style:font-style-complex="italic"/>
    </style:style>
    <style:style style:name="T77" style:family="text">
      <style:text-properties fo:font-size="12pt" fo:font-style="italic" officeooo:rsid="0093f6ca" style:font-size-asian="10.5pt" style:font-style-asian="italic" style:font-size-complex="12pt" style:font-style-complex="italic"/>
    </style:style>
    <style:style style:name="T78" style:family="text">
      <style:text-properties fo:font-size="12pt" fo:font-style="italic" officeooo:rsid="00a13e24" style:font-size-asian="10.5pt" style:font-style-asian="italic" style:font-size-complex="12pt" style:font-style-complex="italic"/>
    </style:style>
    <style:style style:name="T79" style:family="text">
      <style:text-properties fo:font-size="12pt" fo:font-weight="bold" officeooo:rsid="004f7347" style:font-size-asian="10.5pt" style:font-weight-asian="bold" style:font-size-complex="12pt" style:font-weight-complex="bold"/>
    </style:style>
    <style:style style:name="T80" style:family="text">
      <style:text-properties fo:font-size="12pt" fo:font-weight="bold" officeooo:rsid="0020d5fa" style:font-size-asian="10.5pt" style:font-weight-asian="bold" style:font-size-complex="12pt" style:font-weight-complex="bold"/>
    </style:style>
    <style:style style:name="T81" style:family="text">
      <style:text-properties fo:font-size="12pt" fo:font-weight="bold" officeooo:rsid="001ef824" style:font-size-asian="10.5pt" style:font-weight-asian="bold" style:font-size-complex="12pt" style:font-weight-complex="bold"/>
    </style:style>
    <style:style style:name="T82" style:family="text">
      <style:text-properties officeooo:rsid="0020b4e8"/>
    </style:style>
    <style:style style:name="T83" style:family="text">
      <style:text-properties officeooo:rsid="0028f587"/>
    </style:style>
    <style:style style:name="T84" style:family="text">
      <style:text-properties officeooo:rsid="00295b47"/>
    </style:style>
    <style:style style:name="T85" style:family="text">
      <style:text-properties officeooo:rsid="003395b5"/>
    </style:style>
    <style:style style:name="T86" style:family="text">
      <style:text-properties officeooo:rsid="00349728"/>
    </style:style>
    <style:style style:name="T87" style:family="text">
      <style:text-properties officeooo:rsid="00365f27"/>
    </style:style>
    <style:style style:name="T88" style:family="text">
      <style:text-properties officeooo:rsid="003ac263"/>
    </style:style>
    <style:style style:name="T89" style:family="text">
      <style:text-properties officeooo:rsid="003c5228"/>
    </style:style>
    <style:style style:name="T90" style:family="text">
      <style:text-properties officeooo:rsid="003e84aa"/>
    </style:style>
    <style:style style:name="T91" style:family="text">
      <style:text-properties officeooo:rsid="00402099"/>
    </style:style>
    <style:style style:name="T92" style:family="text">
      <style:text-properties officeooo:rsid="0043e57d"/>
    </style:style>
    <style:style style:name="T93" style:family="text">
      <style:text-properties officeooo:rsid="00462b24"/>
    </style:style>
    <style:style style:name="T94" style:family="text">
      <style:text-properties officeooo:rsid="004af370"/>
    </style:style>
    <style:style style:name="T95" style:family="text">
      <style:text-properties officeooo:rsid="004bb065"/>
    </style:style>
    <style:style style:name="T96" style:family="text">
      <style:text-properties officeooo:rsid="004d4db5"/>
    </style:style>
    <style:style style:name="T97" style:family="text">
      <style:text-properties officeooo:rsid="004ee3ae"/>
    </style:style>
    <style:style style:name="T98" style:family="text">
      <style:text-properties officeooo:rsid="004f019b"/>
    </style:style>
    <style:style style:name="T99" style:family="text">
      <style:text-properties officeooo:rsid="004f4e65"/>
    </style:style>
    <style:style style:name="T100" style:family="text">
      <style:text-properties officeooo:rsid="004f7347"/>
    </style:style>
    <style:style style:name="T101" style:family="text">
      <style:text-properties officeooo:rsid="0051fa68"/>
    </style:style>
    <style:style style:name="T102" style:family="text">
      <style:text-properties officeooo:rsid="0052b920"/>
    </style:style>
    <style:style style:name="T103" style:family="text">
      <style:text-properties officeooo:rsid="00547d11"/>
    </style:style>
    <style:style style:name="T104" style:family="text">
      <style:text-properties officeooo:rsid="005a8b7d"/>
    </style:style>
    <style:style style:name="T105" style:family="text">
      <style:text-properties fo:font-size="16pt" fo:font-weight="bold" style:font-size-asian="14pt" style:font-weight-asian="bold" style:font-size-complex="14pt" style:font-weight-complex="bold"/>
    </style:style>
    <style:style style:name="T106" style:family="text">
      <style:text-properties fo:font-size="16pt" fo:font-weight="bold" officeooo:rsid="0025fbc3" style:font-size-asian="14pt" style:font-weight-asian="bold" style:font-size-complex="14pt" style:font-weight-complex="bold"/>
    </style:style>
    <style:style style:name="T107" style:family="text">
      <style:text-properties officeooo:rsid="005cecf2"/>
    </style:style>
    <style:style style:name="T108" style:family="text">
      <style:text-properties fo:font-style="italic" style:font-style-asian="italic" style:font-style-complex="italic"/>
    </style:style>
    <style:style style:name="T109" style:family="text">
      <style:text-properties fo:font-style="italic" officeooo:rsid="005cecf2" style:font-style-asian="italic" style:font-style-complex="italic"/>
    </style:style>
    <style:style style:name="T110" style:family="text">
      <style:text-properties fo:font-style="italic" officeooo:rsid="006658c6" style:font-style-asian="italic" style:font-style-complex="italic"/>
    </style:style>
    <style:style style:name="T111" style:family="text">
      <style:text-properties fo:font-style="italic" officeooo:rsid="008e8d4a" style:font-style-asian="italic" style:font-style-complex="italic"/>
    </style:style>
    <style:style style:name="T112" style:family="text">
      <style:text-properties fo:font-style="italic" officeooo:rsid="0067d4a5" style:font-size-asian="12pt" style:font-style-asian="italic" style:font-size-complex="12pt" style:font-style-complex="italic"/>
    </style:style>
    <style:style style:name="T113" style:family="text">
      <style:text-properties fo:font-style="italic" officeooo:rsid="006a2944" style:font-size-asian="12pt" style:font-style-asian="italic" style:font-size-complex="12pt" style:font-style-complex="italic"/>
    </style:style>
    <style:style style:name="T114" style:family="text">
      <style:text-properties fo:font-style="italic" officeooo:rsid="006896a0" style:font-size-asian="12pt" style:font-style-asian="italic" style:font-size-complex="12pt" style:font-style-complex="italic"/>
    </style:style>
    <style:style style:name="T115" style:family="text">
      <style:text-properties fo:font-style="italic" officeooo:rsid="00700437" style:font-size-asian="12pt" style:font-style-asian="italic" style:font-size-complex="12pt" style:font-style-complex="italic"/>
    </style:style>
    <style:style style:name="T116" style:family="text">
      <style:text-properties fo:font-style="italic" officeooo:rsid="007014ec" style:font-size-asian="12pt" style:font-style-asian="italic" style:font-size-complex="12pt" style:font-style-complex="italic"/>
    </style:style>
    <style:style style:name="T117" style:family="text">
      <style:text-properties fo:font-style="italic" officeooo:rsid="0093f6ca" style:font-size-asian="10.5pt" style:font-style-asian="italic" style:font-size-complex="12pt" style:font-style-complex="italic"/>
    </style:style>
    <style:style style:name="T118" style:family="text">
      <style:text-properties fo:font-style="italic" officeooo:rsid="00a13e24" style:font-size-asian="10.5pt" style:font-style-asian="italic" style:font-size-complex="12pt" style:font-style-complex="italic"/>
    </style:style>
    <style:style style:name="T119" style:family="text">
      <style:text-properties fo:font-style="normal" style:font-style-asian="normal" style:font-style-complex="normal"/>
    </style:style>
    <style:style style:name="T120" style:family="text">
      <style:text-properties fo:font-style="normal" officeooo:rsid="01272d21" style:font-style-asian="normal" style:font-style-complex="normal"/>
    </style:style>
    <style:style style:name="T121" style:family="text">
      <style:text-properties fo:font-style="normal" officeooo:rsid="01304a04" style:font-style-asian="normal" style:font-style-complex="normal"/>
    </style:style>
    <style:style style:name="T122" style:family="text">
      <style:text-properties fo:font-style="normal" officeooo:rsid="013267d3" style:font-style-asian="normal" style:font-style-complex="normal"/>
    </style:style>
    <style:style style:name="T123" style:family="text">
      <style:text-properties officeooo:rsid="006658c6"/>
    </style:style>
    <style:style style:name="T124" style:family="text">
      <style:text-properties style:font-size-asian="12pt" style:font-size-complex="12pt"/>
    </style:style>
    <style:style style:name="T125" style:family="text">
      <style:text-properties officeooo:rsid="0067d4a5" style:font-size-asian="12pt" style:font-size-complex="12pt"/>
    </style:style>
    <style:style style:name="T126" style:family="text">
      <style:text-properties officeooo:rsid="006896a0" style:font-size-asian="12pt" style:font-size-complex="12pt"/>
    </style:style>
    <style:style style:name="T127" style:family="text">
      <style:text-properties officeooo:rsid="006a2944" style:font-size-asian="12pt" style:font-size-complex="12pt"/>
    </style:style>
    <style:style style:name="T128" style:family="text">
      <style:text-properties officeooo:rsid="006a5c4d" style:font-size-asian="12pt" style:font-size-complex="12pt"/>
    </style:style>
    <style:style style:name="T129" style:family="text">
      <style:text-properties officeooo:rsid="006b8a71" style:font-size-asian="12pt" style:font-size-complex="12pt"/>
    </style:style>
    <style:style style:name="T130" style:family="text">
      <style:text-properties officeooo:rsid="00700437" style:font-size-asian="12pt" style:font-size-complex="12pt"/>
    </style:style>
    <style:style style:name="T131" style:family="text">
      <style:text-properties officeooo:rsid="007014ec" style:font-size-asian="12pt" style:font-size-complex="12pt"/>
    </style:style>
    <style:style style:name="T132" style:family="text">
      <style:text-properties officeooo:rsid="008988c3" style:font-size-asian="12pt" style:font-size-complex="12pt"/>
    </style:style>
    <style:style style:name="T133" style:family="text">
      <style:text-properties officeooo:rsid="008aea79" style:font-size-asian="12pt" style:font-size-complex="12pt"/>
    </style:style>
    <style:style style:name="T134" style:family="text">
      <style:text-properties officeooo:rsid="00f70bae" style:font-size-asian="12pt" style:font-size-complex="12pt"/>
    </style:style>
    <style:style style:name="T135" style:family="text">
      <style:text-properties officeooo:rsid="014792c6" style:font-size-asian="12pt" style:font-size-complex="12pt"/>
    </style:style>
    <style:style style:name="T136" style:family="text">
      <style:text-properties officeooo:rsid="01489733" style:font-size-asian="12pt" style:font-size-complex="12pt"/>
    </style:style>
    <style:style style:name="T137" style:family="text">
      <style:text-properties officeooo:rsid="0148e572" style:font-size-asian="12pt" style:font-size-complex="12pt"/>
    </style:style>
    <style:style style:name="T138" style:family="text">
      <style:text-properties officeooo:rsid="006e0c83"/>
    </style:style>
    <style:style style:name="T139" style:family="text">
      <style:text-properties officeooo:rsid="00700437"/>
    </style:style>
    <style:style style:name="T140" style:family="text">
      <style:text-properties officeooo:rsid="0078e487"/>
    </style:style>
    <style:style style:name="T141" style:family="text">
      <style:text-properties officeooo:rsid="007d4217"/>
    </style:style>
    <style:style style:name="T142" style:family="text">
      <style:text-properties officeooo:rsid="007dbf5a"/>
    </style:style>
    <style:style style:name="T143" style:family="text">
      <style:text-properties officeooo:rsid="007ef9b1"/>
    </style:style>
    <style:style style:name="T144" style:family="text">
      <style:text-properties officeooo:rsid="0082b712"/>
    </style:style>
    <style:style style:name="T145" style:family="text">
      <style:text-properties officeooo:rsid="008c0ebf"/>
    </style:style>
    <style:style style:name="T146" style:family="text">
      <style:text-properties officeooo:rsid="0093468b"/>
    </style:style>
    <style:style style:name="T147" style:family="text">
      <style:text-properties officeooo:rsid="0093f6ca" style:font-size-asian="10.5pt" style:font-size-complex="12pt"/>
    </style:style>
    <style:style style:name="T148" style:family="text">
      <style:text-properties officeooo:rsid="00a10d7e" style:font-size-asian="10.5pt" style:font-size-complex="12pt"/>
    </style:style>
    <style:style style:name="T149" style:family="text">
      <style:text-properties officeooo:rsid="00a13e24" style:font-size-asian="10.5pt" style:font-size-complex="12pt"/>
    </style:style>
    <style:style style:name="T150" style:family="text">
      <style:text-properties officeooo:rsid="0093f6ca"/>
    </style:style>
    <style:style style:name="T151" style:family="text">
      <style:text-properties officeooo:rsid="009546cd"/>
    </style:style>
    <style:style style:name="T152" style:family="text">
      <style:text-properties officeooo:rsid="0095a0db"/>
    </style:style>
    <style:style style:name="T153" style:family="text">
      <style:text-properties officeooo:rsid="009603b5"/>
    </style:style>
    <style:style style:name="T154" style:family="text">
      <style:text-properties officeooo:rsid="00ac1037"/>
    </style:style>
    <style:style style:name="T155" style:family="text">
      <style:text-properties officeooo:rsid="00b8a6fe"/>
    </style:style>
    <style:style style:name="T156" style:family="text">
      <style:text-properties officeooo:rsid="00b8c840"/>
    </style:style>
    <style:style style:name="T157" style:family="text">
      <style:text-properties officeooo:rsid="00b95bb9"/>
    </style:style>
    <style:style style:name="T158" style:family="text">
      <style:text-properties officeooo:rsid="00bcdae0"/>
    </style:style>
    <style:style style:name="T159" style:family="text">
      <style:text-properties officeooo:rsid="00be5a7b"/>
    </style:style>
    <style:style style:name="T160" style:family="text">
      <style:text-properties officeooo:rsid="00d3480b"/>
    </style:style>
    <style:style style:name="T161" style:family="text">
      <style:text-properties officeooo:rsid="00d5e1af"/>
    </style:style>
    <style:style style:name="T162" style:family="text">
      <style:text-properties officeooo:rsid="00d91504"/>
    </style:style>
    <style:style style:name="T163" style:family="text">
      <style:text-properties officeooo:rsid="00e4d71c"/>
    </style:style>
    <style:style style:name="T164" style:family="text">
      <style:text-properties officeooo:rsid="00ebaf4c"/>
    </style:style>
    <style:style style:name="T165" style:family="text">
      <style:text-properties fo:font-weight="normal" style:font-weight-asian="normal" style:font-weight-complex="normal"/>
    </style:style>
    <style:style style:name="T166" style:family="text">
      <style:text-properties fo:font-weight="normal" officeooo:rsid="003c626d" style:font-weight-asian="normal" style:font-weight-complex="normal"/>
    </style:style>
    <style:style style:name="T167" style:family="text">
      <style:text-properties fo:font-weight="normal" officeooo:rsid="00f1bbf3" style:font-weight-asian="normal" style:font-weight-complex="normal"/>
    </style:style>
    <style:style style:name="T168" style:family="text">
      <style:text-properties fo:font-weight="normal" officeooo:rsid="00ee08ba" style:font-weight-asian="normal" style:font-weight-complex="normal"/>
    </style:style>
    <style:style style:name="T169" style:family="text">
      <style:text-properties fo:font-weight="normal" officeooo:rsid="00f2a5ac" style:font-weight-asian="normal" style:font-weight-complex="normal"/>
    </style:style>
    <style:style style:name="T170" style:family="text">
      <style:text-properties fo:font-weight="normal" officeooo:rsid="00effe78" style:font-weight-asian="normal" style:font-weight-complex="normal"/>
    </style:style>
    <style:style style:name="T171" style:family="text">
      <style:text-properties fo:font-weight="normal" officeooo:rsid="00f57c04" style:font-weight-asian="normal" style:font-weight-complex="normal"/>
    </style:style>
    <style:style style:name="T172" style:family="text">
      <style:text-properties officeooo:rsid="00ee08ba"/>
    </style:style>
    <style:style style:name="T173" style:family="text">
      <style:text-properties officeooo:rsid="00ef845b"/>
    </style:style>
    <style:style style:name="T174" style:family="text">
      <style:text-properties officeooo:rsid="00f1bbf3"/>
    </style:style>
    <style:style style:name="T175" style:family="text">
      <style:text-properties officeooo:rsid="00f57c04"/>
    </style:style>
    <style:style style:name="T176" style:family="text">
      <style:text-properties officeooo:rsid="00f70bae"/>
    </style:style>
    <style:style style:name="T177" style:family="text">
      <style:text-properties officeooo:rsid="010e31e8"/>
    </style:style>
    <style:style style:name="T178" style:family="text">
      <style:text-properties officeooo:rsid="008e8d4a"/>
    </style:style>
    <style:style style:name="T179" style:family="text">
      <style:text-properties officeooo:rsid="011aa44b"/>
    </style:style>
    <style:style style:name="T180" style:family="text">
      <style:text-properties officeooo:rsid="011bde22"/>
    </style:style>
    <style:style style:name="T181" style:family="text">
      <style:text-properties officeooo:rsid="011d5fe6"/>
    </style:style>
    <style:style style:name="T182" style:family="text">
      <style:text-properties officeooo:rsid="011ee943"/>
    </style:style>
    <style:style style:name="T183" style:family="text">
      <style:text-properties officeooo:rsid="011f2122"/>
    </style:style>
    <style:style style:name="T184" style:family="text">
      <style:text-properties officeooo:rsid="01202b9c"/>
    </style:style>
    <style:style style:name="T185" style:family="text">
      <style:text-properties officeooo:rsid="01224ead"/>
    </style:style>
    <style:style style:name="T186" style:family="text">
      <style:text-properties officeooo:rsid="0124a3d0"/>
    </style:style>
    <style:style style:name="T187" style:family="text">
      <style:text-properties officeooo:rsid="012978c8"/>
    </style:style>
    <style:style style:name="T188" style:family="text">
      <style:text-properties officeooo:rsid="012a6657"/>
    </style:style>
    <style:style style:name="T189" style:family="text">
      <style:text-properties officeooo:rsid="012b9522"/>
    </style:style>
    <style:style style:name="T190" style:family="text">
      <style:text-properties officeooo:rsid="012d8542"/>
    </style:style>
    <style:style style:name="T191" style:family="text">
      <style:text-properties officeooo:rsid="01304a04"/>
    </style:style>
    <style:style style:name="T192" style:family="text">
      <style:text-properties officeooo:rsid="013983d9"/>
    </style:style>
    <style:style style:name="T193" style:family="text">
      <style:text-properties officeooo:rsid="014acbe1"/>
    </style:style>
    <style:style style:name="T194" style:family="text">
      <style:text-properties officeooo:rsid="01539cfc"/>
    </style:style>
    <style:style style:name="T195" style:family="text">
      <style:text-properties officeooo:rsid="0158142b"/>
    </style:style>
    <style:style style:name="T196" style:family="text">
      <style:text-properties officeooo:rsid="00c062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05">Big data omics for precise </text:span><text:span text:style-name="T106">and </text:span><text:span text:style-name="T105">personalized medicine</text:span> </text:p>
      <text:p text:style-name="P2"/>
      <text:p text:style-name="P2">Hossein Sharifi-Noghabi </text:p>
      <text:p text:style-name="P2"><text:span text:style-name="T145">Database and Data Mining Laboratory, </text:span>School of Computing Science, Simon Fraser University, Burnaby, Canada.</text:p>
      <text:p text:style-name="P3">Laboratory for Advanced Genome Analysis, Vancouver Prostate Centre, </text:p>
      <text:p text:style-name="P3">Vancouver, Canada.</text:p>
      <text:p text:style-name="P2">Senior supervisor: Prof. Martin Ester.</text:p>
      <text:p text:style-name="P2"><text:span text:style-name="T146">Secondary s</text:span>upervisor: Prof. Colin Collins.</text:p>
      <text:p text:style-name="P31">Email: hsharifi@{sfu.ca/prostatecentre.com}.</text:p>
      <text:p text:style-name="P34">Abstract</text:p>
      <text:p text:style-name="P14">In 2015, US President Barack Obama announced the Precision Medicine Initiative and since then this term is been mentioned in <text:span text:style-name="T83">the </text:span>scientific community <text:span text:style-name="T83">more </text:span>frequently. <text:span text:style-name="T83">The ultimate goal of Precision Medicine is to provide each group of similar patients with precise and personalized treatment based on their genetic landscapes and environmental factors. Therefore, it is of utmost importance and significance to investigate computational means for this goal in deeper levels. In this review, we study relevant papers at 2016 edition of top computational biology and bioinformatics conferences including RECOMB, ISMB and PSB. This review tries to cover most of current edges of research in the field, in order to pave the ground for readers to acquire a bigger picture of Precision Medicine from computational perspective. </text:span></text:p>
      <text:p text:style-name="P4"/>
      <text:p text:style-name="P35"><text:span text:style-name="T2">I. </text:span><text:span text:style-name="T1">Introduction</text:span> </text:p>
      <text:p text:style-name="P5"><text:span text:style-name="T84">Advancement and development of diverse omics technologies ushered in the new approach called P</text:span>recision<text:span text:style-name="T84"> Medicine which is often being used interchangeably with Personalized Medicine. </text:span>According to the National Institutes of Health (NIH), <text:span text:style-name="T83">the term P</text:span>recision <text:span text:style-name="T83">M</text:span>edicine <text:span text:style-name="T83">definition is</text:span> "an emerging approach for disease treatment and prevention that takes into account individual variability in genes, environment, and lifestyle for each person." <text:span text:style-name="T174">[1]. </text:span><text:s/></text:p>
      <text:p text:style-name="P5">There is a lot of overlap between the terms <text:span text:style-name="T85">P</text:span>recision <text:span text:style-name="T85">M</text:span>edicine and <text:span text:style-name="T85">P</text:span>ersonalized <text:span text:style-name="T85">M</text:span>edicine. According to the National Research Council, <text:span text:style-name="T85">the latter</text:span> is an older term with a meaning similar to <text:span text:style-name="T85">the former.</text:span> However, <text:span text:style-name="T85">usually</text:span> <text:span text:style-name="T85">there was a misinterpretation for the </text:span>word "personalized" <text:span text:style-name="T140">because people thought it</text:span> impl<text:span text:style-name="T140">ies</text:span> that treatments and preventions are being <text:span text:style-name="T86">proposed</text:span> for each individual uniquely. <text:span text:style-name="T86">I</text:span>n <text:span text:style-name="T86">P</text:span>recision <text:span text:style-name="T86">M</text:span>edicine, the focus is on identifying which approaches will be <text:span text:style-name="T86">more determinant and </text:span>effective for which <text:span text:style-name="T86">group of </text:span>patients based on genetic <text:span text:style-name="T86">and</text:span> environmental <text:span text:style-name="T86">(e.g. </text:span>lifestyle<text:span text:style-name="T86">)</text:span> factors. The Council therefore preferred the term <text:span text:style-name="T87">P</text:span>recision <text:span text:style-name="T87">M</text:span>edicine to <text:span text:style-name="T87">P</text:span>ersonalized <text:span text:style-name="T87">M</text:span>edicine <text:span text:style-name="T174">[2]</text:span>. However, <text:span text:style-name="T87">they are still used</text:span> <text:span text:style-name="T88">by some people (including the author of this review) </text:span>interchangeably. <text:span text:style-name="T91">In this review, six highly important aspects for satisfying Precision Medicine are discussed. These covered areas are 1) biological networks, 2) deep learning, 3) patient stratification, 4) clonality inference, 5) drug design/discovery and finally 6) <text:s/>health records. </text:span></text:p>
      <text:p text:style-name="P26">In biological networks group of genes or proteins interact with each other to accomplish a certain goal or act as a functional group for a specific task. A group of genes interacting <text:span text:style-name="T141">with each other to</text:span> perform different tasks in the cell is called <text:span text:style-name="T162">a </text:span>pathway. <text:span text:style-name="T92">Pathways are extremely important for studying diseases with genetic cause, for instance, in the case of cancer, it is more effective to study driver genes in their pathways rather than a single target gene because of heterogeneity nature of mutations in cancer [3, 4]. For proteins, the idea is quite similar, because group of proteins require to interact with each other in order to perform complex molecular functions [5]. </text:span></text:p>
      <text:p text:style-name="P27"><text:soft-page-break/>On the quest for accurate and precise medicine, one needs appropriate computational tools and <text:span text:style-name="T142">currently,</text:span> deep neural networks are <text:span text:style-name="T97">among</text:span> <text:span text:style-name="T97">the most effective ones</text:span>. Deep learning has the capability to learn <text:span text:style-name="T98">different </text:span>representation<text:span text:style-name="T98">s</text:span> and extract salient features from <text:span text:style-name="T98">them</text:span>. For example, <text:span text:style-name="T99">the</text:span> input space can be raw sequence data, bunch of images, a signal or something <text:span text:style-name="T142">as </text:span>complicated as SMILES <text:span text:style-name="T175">[6]</text:span> representation of chemical compounds. <text:span text:style-name="T93">More interested readers can refer to [7] for more information regarding deep neural networks. </text:span></text:p>
      <text:p text:style-name="P64">Once you know group of signature genes or other biomarkers such as proteins, they can be used to stratify patients. Patient stratification is an approach by which groups of similar patients are subdivided into different categories based on different criteria such as the underlying mechanism of the disease, their probable response to a therapy or their genetic profiles e.g. somatic mutations. Stratifying patients into biologically meaningful subgroups with diverse clinical conditions can be helpful for finding new ways for development of more effective personalized treatment strategies <text:span text:style-name="T175">[8, 9]</text:span>.</text:p>
      <text:p text:style-name="P30"><text:span text:style-name="T103">So far, we realized that somatic mutations can be both challenging due to their heterogeneity and</text:span> <text:span text:style-name="T143">at the same time informative for stratifying patients. Somatic <text:s/>mutations <text:s/>can <text:s/>also be helpful to determine <text:s/>how <text:s/>pure a tumor sample is and in order to find its sub-clonal compositions. In clonality inference, we are interested to know which mutationshappen first in the evolutionary process of the disease especially cancer and specify sub-clone for each family of mutations [10]. </text:span></text:p>
      <text:p text:style-name="P28"><text:span text:style-name="T94">Computational d</text:span>rug <text:span text:style-name="T94">design and discovery is another crucial step in Precision Medicine, determining interactions between a new drug and a target experimentally can be extremely expensive and time consuming, therefore, reliable computational techniques are required to evaluate interactions between newly proposed drugs or targets for existing ones [11]. <text:s/></text:span></text:p>
      <text:p text:style-name="P29"><text:span text:style-name="T95">Genome-wide Association Studies (GWAS) are rapidly contributing in order to pinpoint rare and common variations in human genome for different diseases and provide all of the stated aspects of Computational Precession Medicine with more proper inputs. Linked Electronic </text:span>Health <text:span text:style-name="T95">R</text:span>ecords<text:span text:style-name="T96"> <text:s/>(EHR) with biorepositories can also provide us with a rapid and cost-effective data collection for genetic association studies. EHR contains huge amount of patients’ data, and since it is linked to biorepositories, it can be utilized in genetic studies [12].</text:span></text:p>
      <text:p text:style-name="P81"><text:span text:style-name="T144">In this review, different computational methods and examples of the stated areas are discussed in detail. </text:span>The rest of the paper is as follows: <text:span text:style-name="T102">s</text:span>ection II presents a <text:span text:style-name="T101">comprehensive</text:span> review of the 1<text:span text:style-name="T90">0</text:span> selected papers <text:span text:style-name="T101">about the aforementioned areas</text:span> and <text:span text:style-name="T102">s</text:span>ection III concludes the paper. </text:p>
      <text:p text:style-name="P4"/>
      <text:p text:style-name="P34"><text:span text:style-name="T89">II. </text:span>Related works</text:p>
      <text:p text:style-name="P32">In this section, recently published selected papers are discussed. For each of them, motivation, summary of the method and pros and cons are stated. </text:p>
      <text:p text:style-name="P32"/>
      <text:p text:style-name="P7"><text:span text:style-name="T100">1-</text:span> <text:span text:style-name="T82">Biological networks: from a single/multiple pathway/pathways to Protein-Protein Interactions</text:span></text:p>
      <text:p text:style-name="P65"/>
      <text:p text:style-name="P94"><text:span text:style-name="T150">A. </text:span>Finding Mutated Subnetworks Associated with Survival in Cancer <text:span text:style-name="T176">[3]</text:span></text:p>
      <text:p text:style-name="P66"><text:span text:style-name="T117">Motivation and contributions:</text:span><text:span text:style-name="T147"> as stated above, mutations in cancer are known to be highly heterogeneous </text:span><text:span text:style-name="T50">therefore, it is important to deal with this diversity in order to determine association between them and clinical parameters such as survival time. This research, worked on identification of subnetworks gene-gene interactions that have mutations associated with survival time. </text:span><text:span text:style-name="T51">In this research, first, it </text:span><text:span text:style-name="T60">is</text:span><text:span text:style-name="T51"> proved that finding a subset of k genes with mutations which have highest association with </text:span><text:span text:style-name="T50">survival time is an NP-hard problem. Moreover, </text:span><text:span text:style-name="T60">it is</text:span><text:span text:style-name="T50"> even showed that a smaller version of this problem </text:span><text:span text:style-name="T53">when these genes are connected</text:span><text:span text:style-name="T50"> with at least one hub vertex in the network is still NP-hard. Further, for the aforementioned objective, the authors proposed NoMAS which is a color-coding-based </text:span><text:soft-page-break/><text:span text:style-name="T50">algorithm that take</text:span><text:span text:style-name="T58">s</text:span><text:span text:style-name="T50"> advantage of log-rank test as a metric to evaluate subnetworks (level of association between mutations in a group of genes and survival). </text:span></text:p>
      <text:p text:style-name="P101"/>
      <text:p text:style-name="P66"><text:span text:style-name="T117">Summary:</text:span><text:span text:style-name="T147"> </text:span><text:span text:style-name="T52">In this paper, absolute value of normalized log</text:span><text:span text:style-name="T50">-rank statistic </text:span><text:span text:style-name="T60">is</text:span><text:span text:style-name="T50"> defined and used for the stated objective and </text:span><text:span text:style-name="T60">method</text:span><text:span text:style-name="T50">. This measure is based on non-censored/censored survival information, number of population in total along with number of members for each sub-population. In order to find a set of k genes with maximum association with survival time, one should look for a subnetwork with maximum score (based on the introduced metric). Furthermore, </text:span><text:span text:style-name="T61">it is</text:span><text:span text:style-name="T50"> proved that the max k-set log-rank problem is a similar case to the max k-set log-rank problem (for a fully connected graph they are the same), nonetheless, both problems are NP-hard. The proposed iterative algorithm has the goal of finding a subnetwork of the colored graph which all vertices have distinct colors (this subnetwork is colorful). In each iteration, highest-scoring subnetwork will be updated. After identifying the best solution, the authors used p-value for the log rank statistic and also permutation test in order to assess the statistical significance of it. The goal of permutation test is that whether we observe the similar result when we have placed the </text:span><text:span text:style-name="T53">mutations</text:span><text:span text:style-name="T50"> totally randomly. Finally, the Planted Subnetwork Model introduced which is the situation where mutations are not placed adversarially and the optimal solution does not have many neighbors. The proposed method can perform well under Planted Subnetwork Model assumptions. </text:span><text:span text:style-name="T51">Experiments </text:span><text:span text:style-name="T62">are</text:span><text:span text:style-name="T51"> </text:span><text:span text:style-name="T50"><text:s/></text:span><text:span text:style-name="T51">performed</text:span><text:span text:style-name="T50"> on simulated data and real cancer datasets for brain, ovarian and lung cancers (data </text:span><text:span text:style-name="T63">is</text:span><text:span text:style-name="T50"> obtained from TCGA). Moreover, they used hotnet2 to generate the graph and its connections. In the case of simulated data, NoMAS was able to find the global solution </text:span><text:span text:style-name="T54">for sample sizes currently available</text:span><text:span text:style-name="T50">, however, in the case of larger sample sizes, it could not find it. Although NoMAS was not entirely successful, the sub-optimal solution contained many of the genes in the global optimal solution. Interestingly, in all of the cases, the global optimal was among top ten solutions ever found. Therefore, this method can be applied for datasets with sample sizes currently available. In the case of real datasets, they compared their method with exhaustive algorithm and some greedy methods. Not only the proposed method found the optimal solution in all of the cases but also did it find faster than the other methods. Moreover, they even outperformed the compared methods using the additive version of the proposed metric. Finally, they evaluated the importance of biological findings via literature review. </text:span></text:p>
      <text:p text:style-name="P102"/>
      <text:p text:style-name="P17"><text:span text:style-name="T77">pros and cons:</text:span><text:span text:style-name="T71"> </text:span><text:span text:style-name="T72">Applying </text:span>parallelization <text:span text:style-name="T151">in order to speeding up the convergence is an advantage of the study. However, there are also several concerns regarding this paper, for example, </text:span>The regulatory effects of genes (using a directed graph as an input) is not considered in the model. <text:span text:style-name="T152">Also,</text:span> <text:span text:style-name="T152">t</text:span><text:span text:style-name="T5">hey used their own metric for comparison, what about other previous ones, can they be used in the proposed algorithm </text:span><text:span text:style-name="T27">as well</text:span><text:span text:style-name="T5">? </text:span></text:p>
      <text:p text:style-name="P17"/>
      <text:p text:style-name="P90"><text:span text:style-name="T153">B. </text:span><text:span text:style-name="T5">pathTiMEx: Joint Inference of Mutually Exclusive Cancer Pathways and Their Dependencies in Tumor Progression </text:span><text:span text:style-name="T30">[4]</text:span></text:p>
      <text:p text:style-name="P24"><text:span text:style-name="T45">Motivation and contributions:</text:span><text:span text:style-name="T10"> </text:span><text:span text:style-name="T5">The main focus of this paper is centered around two crucial challenges, first, which mutations cause progression in tumor and second, determination of the fact that which mutations occur sooner and which ones happen in later stages. Finding these mutations and their orders of happening is highly important for therapeutic purposes. In this paper, a probabilistic generative model </text:span><text:span text:style-name="T31">is</text:span><text:span text:style-name="T5"> proposed in order to model progression of tumor at the level of pathways (it is more robust and reliable in comparison with single genes). There are two stochastic optimization steps in </text:span><text:span text:style-name="T32">the proposed method which is named</text:span><text:span text:style-name="T5"> pathTiMEx, one of them is responsible for optimizing assignment of genes to pathway which is done by MCMC, and the other is dealing with optimization of evolutionary order in the level of pathways which is done via S</text:span><text:span text:style-name="T33">imulated </text:span><text:span text:style-name="T5">A</text:span><text:span text:style-name="T33">nnealing (SA)</text:span><text:span text:style-name="T5">. In fact, pathTiMEx is a </text:span><text:soft-page-break/><text:span text:style-name="T5">method </text:span><text:span text:style-name="T13">based on </text:span><text:span text:style-name="T28">a </text:span><text:span text:style-name="T13">synergism </text:span><text:span text:style-name="T5">that generalizes two well-known techniques TiMEx and CBN. The former is a waiting time model for mutually exclusive cancer alternations, and the latter is a waiting time model for cancer progression at the level of genes. The proposed method successfully considered independent and dependent alternations in its model. Therefore, it can determine driver event and their corresponding order of occurrence. </text:span></text:p>
      <text:p text:style-name="P48"/>
      <text:p text:style-name="P25"><text:span text:style-name="T45">Summary:</text:span><text:span text:style-name="T10"> Given two sets of waiting time for genes and mutually exclusive pathways and a vector corresponding </text:span><text:span text:style-name="T5">to partitioning of the genes set, a poset operator </text:span><text:span text:style-name="T34">is </text:span><text:span text:style-name="T5">defined which is reflexive, antisymmetric and transitive to deal with order of occurrence of events (each event can happen only when its parents have happened). The whole system progresses until the observation time which follows an exponential distribution with an unknown rate. The mutation in the gene with shortest waiting time determines tumor progression. Once all the parents of a pathway have happened, waiting times of its genes follow an exponential distribution with a known parameter. The authors used the same framework as the previous methods for mutually exclusivity of pathways. Based on that, status of a gene depends on its own waiting time, waiting time of its pathway and the observation time (larger than waiting time). Since noise and uncertainty is an integral part of biological analysis, in this paper deviation from both mutually exclusivity and evolutionary constraints were considered in a single error variable. PathTiMEx maximizes log likelihood for inference and uses TiMEx method for generating initial solution. At each iteration, the most significant and largest mutually exclusive pathway </text:span><text:span text:style-name="T35">is</text:span><text:span text:style-name="T5"> obtained and the procedure is </text:span><text:span text:style-name="T35">repeated</text:span><text:span text:style-name="T5"> until no more such pathway is found. </text:span><text:span text:style-name="T35">Further</text:span><text:span text:style-name="T5">, CBN estimates the waiting time rates for the pathways and error probability via expectation maximization. Finally, the progression between pathways is determined by SA. </text:span></text:p>
      <text:p text:style-name="P18"><text:span text:style-name="T11">As for the experiments, authors did extensive experiments on simulated a</text:span><text:span text:style-name="T5">nd real cancer datasets. For simulated data, they designed multiple scenarios with alternation frequency ranged from low to high, </text:span><text:span text:style-name="T12">d</text:span><text:span text:style-name="T5">ifferent levels of noise and different sample sizes. They assigned 12 genes to 5 pathways randomly, however, each pathway had at least one gene. Further, the evolutionary constraint was generated as a DAG with different settings for edge density (uniformly sampled). The convergence of pathTiMEx increased by increment in sample size or decrement in noise rate, and also number of required iterations decreased in the stated settings. However, its performance deteriorated in the presence of large sample size and high level of noise at same time. Regarding the real cancer datasets, they studied two small and large datasets for colorectal cancer and another dataset for brain cancer (all available on TCGA). Under fixed linear progression with an undetermined number of stages, they performed optimization of assigning genes to pathways faster than the state-of-the-art method. The results of pathTiMEx were highly compatible with current knowledge and literature for all of the studied cancers. However, they reported slower convergence rate for the brain cancer because of the fact that it is less know</text:span><text:span text:style-name="T36">n</text:span><text:span text:style-name="T5"> and more complex than the other one</text:span></text:p>
      <text:p text:style-name="P105"/>
      <text:p text:style-name="P70"><text:span text:style-name="T43">Pros and cons:</text:span><text:span text:style-name="T5"> </text:span><text:span text:style-name="T14">The advantage of the proposed method is that it has both merits of TiMEx and CBN, however, in this paper, pathways assumed to be mutually exclusive, the question is in reality are pathways completely mutually exclusive? </text:span></text:p>
      <text:p text:style-name="P49"/>
      <text:p text:style-name="P95">C. Separating the Causes and Consequences in disease transcriptome <text:span text:style-name="T175">[14]</text:span></text:p>
      <text:p text:style-name="P19"><text:span text:style-name="T46">M</text:span><text:span text:style-name="T47">otivation and contributions:</text:span><text:span text:style-name="T15"> </text:span><text:span text:style-name="T5">Inferring the molecular mechanism of a complex human disease can be enhanced by finding causes and consequences of that disease. Although techniques such as GWAS provide us with potential genetic causes, for therapeutic purposes we still need to know pathogenesis of the disease. Transcriptome can </text:span><text:span text:style-name="T37">prepare</text:span><text:span text:style-name="T5"> the ground for such a purpose but it is challenging because signals from causes and consequences are twisted. Therefore, it seems crucial to find a novel way to </text:span><text:soft-page-break/><text:span text:style-name="T5">make the best use of transcriptome, GWAS and other sources of information to tackle this issue. The proposed pipeline, DiseaseExPatho in its first component, extracts gene modules via ICA which is a matrix factorization method, and the goal of this step is to achieve a mechanistic view of diseases. In the second one, it detects gene enrichment via a new statistical inference method. The goal of this step is to label obtained modules in step one as differentially expressed and/or putative causal. Third component is a novel algorithm called biLM which is proposed to associate a gene module with GWAS for determination of putative causal genes of disease. In the final step, the proposed pipeline uses a hierarchical ranking scheme in order to prioritize putative causal gene modules. This scheme is novel because it provides an intuitive ranking of nodes which is consistent with structure of the regulation network. Moreover, unlike previous approaches, the proposed method ranks from top to bottom and both transcription factors and non-TF receive a meaningful rank based on their location in the network. The inputs of DiseaseExPatho are transcriptome profiles of the disease we are studying, gene regulation network which is independent of the disease and finally putative causal genes of the disease which is based on GWAS study and might not be available for some diseases. The output of the proposed method is list of ranked and prioritized modules. </text:span></text:p>
      <text:p text:style-name="P106"/>
      <text:p text:style-name="P19"><text:span text:style-name="T47">Summary:</text:span><text:span text:style-name="T15"> </text:span><text:span text:style-name="T5">After some preprocessing steps such as data cleaning and merging datasets, a matrix factorization method called ICA decomposes transcriptome data into gene modules that corresponds to pathways that co-expressed in a sample. Each module is a soft clustering of genes, with dominant genes having the highest positive or negative weights. It provides genes that are more likely to be active in the disease and it divides those disease-related genes into modules with close-related functions. After determination of gene modules, authors applied a linear model to measure differential expression of them in healthy and non-healthy samples. After finding level of expression, each module is </text:span><text:span text:style-name="T19">labelled</text:span><text:span text:style-name="T5"> based on its level to disease-related, confounding or uncertain when it is strongly associated with the disease, less or not significantly associated and the rest which are not significant, respectively. Further, authors proposed a ranking mechanism for genes based on their positions in the regulation network, which means for each modules its ranking is weighted average rank of its genes. Finally, authors proposed a linear inference algorithm to find putative causal modules based on GWAS of the disease. When the coefficient of this linear model is significantly greater than zero, causal genes are highly contributing to the module. Therefore, the module associated to that coefficient considered a putative causal module. Similar inference approach was also adopted to find association of putative causal genes with the differential expression. </text:span></text:p>
      <text:p text:style-name="P43">Transcriptome datasets for three psychiatric disorders (SZ, BD, MD), diabetes (T2D) and inflammatory bowel diseases (IBD) such as CD and UD were obtained from NCBI website, and also available GWAS studies with specific p-value for genes were also retained from sources such as dbGPA, NHGRI and NHLBI. Relation between GWAS and transcriptome was examined in the paper and enrichment of MD, BD, T2D and CD were obtained but not SZ and UC. Regarding the differentially expressed gene modules, after applying ICA and bidirectional linear model 17, 16 and 8 putative causal gene modules were found for BD, MD and SZ, <text:span text:style-name="T177">respectively</text:span>. They observed that many of the gene modules show a stronger enrichment of putative disease causal genes compared to the overall differential expression profiles. Further, based on the stated linear regression model and correction of p-value, they observed that majority of putative causal genes are not differentially expressed for the studied diseases. Since GWAS data is not available for all complex diseases, they also proposed a ranking scheme based on regulation network. After ranking individual genes, modules were ranked according to genes’ weights in each module. Results stated that for studied diseases, putative causal modules are ranked highly lower than other modules. Same results obtained by comparison of them with differentially expressed <text:soft-page-break/>non-causal ones for 3 psychiatric disorders. Authors also studied biological functions of gene modules for psychiatric disorders and found interesting connections to synapses and neural systems</text:p>
      <text:p text:style-name="P107"/>
      <text:p text:style-name="P20"><text:span text:style-name="T47">Pros and cons:</text:span><text:span text:style-name="T15"> </text:span><text:span text:style-name="T5">Hierarchical ranking scheme works even when the disease causal genes are unknown</text:span><text:span text:style-name="T15"> </text:span><text:span text:style-name="T16">which is an important positive feature of the proposed method in this study. Nonetheless, is is also important to know why authors used specifically Wald-T test for their statistical analysis. Also, how many times did they run matrix factorization part of their pipeline. Moreover, they also claimed that for each gene expression matrix, they learnt 50 gene modules, but it is not clear how did they come up with <text:s/>this number. </text:span></text:p>
      <text:p text:style-name="P65"/>
      <text:p text:style-name="P96"><text:span text:style-name="T148">D.</text:span><text:span text:style-name="T55"> </text:span><text:span text:style-name="T50">Complexes Detection in Biological Networks via Diversified Dense Subgraphs Mining </text:span><text:span text:style-name="T59">[5]</text:span></text:p>
      <text:p text:style-name="P67"><text:span text:style-name="T118">Motivation and contributions:</text:span><text:span text:style-name="T149"> </text:span><text:span text:style-name="T50">Understanding organization and structure of biological processes and cellular components requires finding dense subgraphs within protein-protein interactions network</text:span><text:span text:style-name="T64">s,</text:span><text:span text:style-name="T50"> because proteins interact with each other as a group to perform a </text:span><text:span text:style-name="T65">complex</text:span><text:span text:style-name="T50"> biological function. In order to find diversified dense subgraphs, authors first defined density, dense subgraph, coverage, diversity and diversifying. This is the first method which brings diversifying into dense subgraph identification problem. The key part of the proposed method is a set of efficient search trees that traverse all dense subgraphs via depth-first search method. Further, authors proposed a potential score in order to guide the search tree and development of a pruning scheme based on density and diversity of subgraphs. </text:span></text:p>
      <text:p text:style-name="P103"/>
      <text:p text:style-name="P68"><text:span text:style-name="T118">Summary:</text:span><text:span text:style-name="T149"> </text:span><text:span text:style-name="T50">The inputs of the proposed method are a weighted graph, a density threshold, a diversity threshold, number of diversified maximal dense subgraphs and maximum marginal gain of a initial solution (maximum dense subgraph). Dense subgraphs can be constructed one node at a time with appropriate ordering of the vertices in order to ensure the monotone decreasing (Pseudo- anti-monotonicity) of density along with the growth in order to prune with density. Knowing the maximum dense subgraph at the beginning will help us to make online decision about effectiveness of marginal gains for further subgraphs. Moreover, we need a proper ordering of nodes to build the search tree and construct the maximal dense subgraph iteratively. For finding such an ordering authors defined potential with respect to a disjoint set as a metric for it. Therefore, the proposed method first sorts (by GRASP) nodes based on their degrees and select the one with highest degree. The algorithm expand this node to the dense subgraphs from it via backtracking (pruning and diversifying are also embedded in it). Whenever the expanding process is finishes, the proposed method selects the next node (with highest degree) among all the nodes that have not been used in any of the dense subgraphs identified so far. This procedure repeats until there is no node to be considered. In the process of expansion, first we find all candidates and sort them based on their potentials. Later, for each candidate we add it to the current set if the density of the updated set is greater or equal to the density threshold andpredicted marginal gain is not less than diversity threshold. Otherwise, declare the new set as a maximal dense subgraph. Pruning by both density and diversity is performed when the process is starting a new search subtree which is for the internal nodes, while diversifying is done when a maximal dense subgraph is found which is for the leaves of the tree. We prune a subtree whenever its predicted marginal value is lower than the threshold based on a fixed vertex. The output is the list of maximal dense subgraphs. </text:span><text:span text:style-name="T56">For experiments, authors used five PPI datasets of yeast and another one for human and also utilized different </text:span><text:span text:style-name="T50">reference complex sets such as MIPS and String for validation. For evaluation and comparison, authors applied 3 different scores including fraction, accuracy and maximum matching ratio and compared their method to state-of-the-art techniques. In order to study the effectiveness of the proposed method, authors studied different values for density threshold ranged from 0.5 to 0.9 and reported no significant difference in density or coverage, however, the proposed method did find more </text:span><text:soft-page-break/><text:span text:style-name="T50">complexes. In cases where a predicted complex did not match a reference complex, authors investigated functional homogeneity because gold standard sets of protein complexes are often incomplete and such a result is not always undesired. Author also studied the scalability of their method and showed that it is in fact linear. Regarding the human genetic dataset, they first partitioned data and identify the maximal subgraphs in each partition, and then merge them into one set and did the diversifying task.</text:span></text:p>
      <text:p text:style-name="P104"/>
      <text:p text:style-name="P21"><text:span text:style-name="T78">Pros and cons:</text:span><text:span text:style-name="T73"> </text:span><text:span text:style-name="T74">For the pros one can state followings: s</text:span><text:span text:style-name="T17">peeding up the proposed algorithm by a partitioning method. </text:span><text:span text:style-name="T5">Smart ordering of candidates in the proposed method makes it more successful in enumeration. Pruning </text:span><text:span text:style-name="T17">in</text:span><text:span text:style-name="T5"> the proposed method can boost efficiency and diversifying can remove redundancy </text:span><text:span text:style-name="T17">for finding candidates</text:span><text:span text:style-name="T5">. </text:span><text:span text:style-name="T18">Regarding cons, the paper is not clear, for example, some terms like “beta” are not defined in it. The optimal way for determination of </text:span><text:span text:style-name="T57">density threshold</text:span><text:span text:style-name="T18"> is not well studied. <text:s/>Finally, it is not clear that how one can know weights of the edges in the graph. </text:span><text:span text:style-name="T5"><text:s/></text:span></text:p>
      <text:p text:style-name="P21"><text:span text:style-name="T79">2-</text:span><text:span text:style-name="T81"> </text:span><text:span text:style-name="T80">Deep learning to the rescue of landmark genes</text:span></text:p>
      <text:p text:style-name="P61"/>
      <text:p text:style-name="P92"><text:span text:style-name="T70">A. </text:span><text:span text:style-name="T66">Gene expression inference with deep learning </text:span><text:span text:style-name="T75">[13]</text:span></text:p>
      <text:p text:style-name="P15"><text:span text:style-name="T76">Motivation and contributions:</text:span><text:span text:style-name="T70"> </text:span><text:span text:style-name="T5">NIH did an interesting project for selection of ~1000 genes also known as landmark genes in order to reduce experimental costs. These landmark genes are special because one can obtain the profile of other genes via them with high accuracy (~80%). However, the problem is that the original computational part of this project is based on linear regression. Obviously, such a simple model cannot capture non-linear relations between different genes. Therefore, providing users with new computational tools with such a capability is crucial and at </text:span><text:span text:style-name="T6">center</text:span><text:span text:style-name="T5"> of this </text:span><text:span text:style-name="T8">paper</text:span><text:span text:style-name="T5">’s objectiv</text:span><text:span text:style-name="T6">e.</text:span></text:p>
      <text:p text:style-name="P11"><text:span text:style-name="T6">In order to predict the expression level of target genes based on landmark ones, authors utilized a deep </text:span><text:span text:style-name="T5">learning method which is a multi-task multilayer feed forward neural network. The input of this network is training data regarding 943 landmark genes and the output is the predicted value for 9520 target genes.</text:span></text:p>
      <text:p text:style-name="P108"/>
      <text:p text:style-name="P41"><text:span text:style-name="T110">Summary:</text:span><text:span text:style-name="T123"> </text:span>The applied network as stated, <text:span text:style-name="T179">h</text:span>as an input layer with 943 nodes, and multiple hidden layer all with same number of nodes and hyperbolic tangent activation function in order to capture nonlinear relations. Finally authors used sum of mean squared error for each output node. Due to computational limitations, 9520 output nodes were separated randomly into two sets each with 4760 output nodes. With this modification, authors tested three different architectures with 3000, 6000 and 9000 nodes in hidden layers. The training algorithm was back propagation with mini-batch gradient descent. Authors also used dropout with 0, 10 and 25% rates, momentum coefficient and a uniform distribution-based initialization method for weight</text:p>
      <text:p text:style-name="P41"><text:span text:style-name="T123">They applied two datasets including GEO microarray data and GTEx1000 RNA</text:span>-Seq data and compared themselves with linear regression and KNN. Based on the obtained results, the proposed method with 10% dropout rate and three hidden layers each with 9000 nodes reached the best performance. Based on visualization of major weights particularly those of output layer, authors claimed that there can be a strong local correlation between the landmark genes and target ones. Moreover, they also analyzed captured non-linearity via coefficient of determination and showed that intermediate hidden nodes captured <text:span text:style-name="T123">s</text:span>ome non-linearity that would be ignored by other compared method.</text:p>
      <text:p text:style-name="P108"/>
      <text:p text:style-name="P16"><text:span text:style-name="T44">Pros and cons:</text:span><text:span text:style-name="T7"> </text:span>authors’ effort<text:span text:style-name="T138">s</text:span> to interpret weights and structure of the learned netwo<text:span text:style-name="T123">rk was an interesting way to obtain more knowledge from the black box of deep learning. However, as for the </text:span><text:soft-page-break/><text:span text:style-name="T123">cons, it is not clear why they used another metric for test samples and also resource limitations that forced them to separate the network is also not clear. </text:span></text:p>
      <text:p text:style-name="P65"/>
      <text:p text:style-name="P8"><text:span text:style-name="T69">3-</text:span><text:span text:style-name="T66"> </text:span><text:span text:style-name="T67">Patient </text:span><text:span text:style-name="T68">s</text:span><text:span text:style-name="T67">tratification</text:span></text:p>
      <text:p text:style-name="P36"/>
      <text:p text:style-name="P84"><text:span text:style-name="T104">A. </text:span>Bayesian biclustering for patient stratification <text:span text:style-name="T176">[9]</text:span></text:p>
      <text:p text:style-name="P33"><text:span text:style-name="T109">Motivation and contributions:</text:span><text:span text:style-name="T107"> </text:span>This paper tried to stratify patients via a probabilistic novel approach. Since one of the main challenges in this task is dealing with noisy and uncertain observations, authors looked for a solution to tackle this issue as well. Moreover, fair comparison and metrics for that which is another major concern for patient stratification problem also investigated in this paper. Finally, authors also were curious about taking advantage of multiple datasets at the same time to see how influential it is <text:span text:style-name="T180">on</text:span> patient stratification. this is the first probabilistic integrative model for biclustering and because of being probabilistic it can successfully deal with noisy data while stratifying patients. For enhancing this purpose, authors also included prior knowledge. This model is a probabilistic model based on Bayesian network<text:span text:style-name="T181">s</text:span> to perform biclustering task in an integrative way. Therefore, diverse type of datasets can be utilized in the same model to have more accurate and complete one. Another interesting contribution of this paper <text:span text:style-name="T182">is</text:span> the fact that detection of natural number of clusters is done by the proposed method itself, furthermore, there is no assumption on number of clusters for samples and features unlike deterministic methods. Finally, authors also proposed an evaluation metric with log-rank p-value for biclustering in patient stratification.</text:p>
      <text:p text:style-name="P114"/>
      <text:p text:style-name="P38"><text:span text:style-name="T108">Summary:</text:span> In this paper, authors tried to stratify patients into molecular subtypes via probabilistic graphical models. This probabilistic method uses multiple datasets with different number of features but the same sample size. There are several parameters related to the proposed probabilistic method such as observed variables and hyper-parameters which are provided as inputs to the model, and model parameters and latent variables which <text:span text:style-name="T183">are</text:span> determined during the learning process. These parameters <text:span text:style-name="T183">are</text:span> learned by Gibbs sampling method in an iterative way based on conditional probability. Hyper-parameters provide the balance between two terms of this equation which are related to cluster size and data itself. Because of stochastic nature of the proposed method, several independent execution were performed and a consensus matrix generated based on them to determine the final clusters.</text:p>
      <text:p text:style-name="P39">Datasets were obtained from TCGA for breast and brain cancers which includes somatic point mutations, gene expression and CNV. Based on 50 independent execution, strong prior improves sample clustering but mildly deteriorate gene one. Regarding the integrative study, gene expression alone has the best performance and including point mutations did not cause any improvement. Because th<text:span text:style-name="T184">e</text:span>s<text:span text:style-name="T184">e</text:span> mutation<text:span text:style-name="T184">s</text:span> although ha<text:span text:style-name="T184">ve</text:span> the same phenotype among individuals, can occur in different genes. As for the CNV data, because this type of data is highly corrupted with noise it was not helpful for integration <text:span text:style-name="T185">modelling.</text:span> Finally, although NMF was slightly more robust, <text:span text:style-name="T185">the proposed method </text:span>B2PS had more meaningful results in terms of patient stratification and clustering. Interestingly, with an upper bound for number of clusters based on NMF for B2PS, it performs better than NMF.</text:p>
      <text:p text:style-name="P37"/>
      <text:p text:style-name="P37">Pros and cons: <text:span text:style-name="T119">Being probabilistic is more informative because it can capture similarities between different subtypes (in probabilistic approaches it is possible to have a shared feature between two clusters). As stated above, applying prior knowledge is an important advantage of the proposed method. Not only there is no assumption in row and column clusters but also the probabilistic approach gave more informative clusters in both of them. Although authors used three datasets in this paper, theoretically, there is no upper bound for this number, which is an interesting advantage.</text:span></text:p>
      <text:p text:style-name="P69"><text:soft-page-break/>As for the cons, computational complexity of the proposed method and NMF was not discussed. <text:s/>In general, if we are working for example on overall survival time and know it as an output, one might <text:span text:style-name="T186">calim</text:span> why not apply a conventional machine learning method like neural networks to predict it? why are we doing patient stratification instead?</text:p>
      <text:p text:style-name="P69">Authors claimed that this probabilistic approach is beneficial because one can capture similarities between clusters, however, consensus matrix procedure blocked this advantage by making it a hard clustering.</text:p>
      <text:p text:style-name="P69"/>
      <text:p text:style-name="P85">B. Patient-specific data fusion for cancer stratification and personalized treatment <text:span text:style-name="T176">[8]</text:span></text:p>
      <text:p text:style-name="P97">Motivation and contributions:<text:span text:style-name="T119"> Similar to the previous paper, this paper is also about patient stratification via multiple datasets (an integrative approach). This paper attempts to stratify patients to subgroups based on clinical metrics. Another important goal of this paper is how to identify driver genes for ovarian cancer and how to find new drugs as a treatment for specific subgroups of this type of cancer. Stratifying patents into three subgroups based on clinical metrics (unlike previous paper), and utilizing gene clusters to find driver genes and determine new ones. Finally, making the best use of the applied machine learning method for drug repurposing purposes. In fact, the proposed framework in this paper is the first research that addresses all of these three issues together.</text:span></text:p>
      <text:p text:style-name="P89"/>
      <text:p text:style-name="P98">Summary:<text:span text:style-name="T119"> This paper focused on fusion (integration) of three datasets including patients, somatic point mutations and drugs. For this purpose, authors used N</text:span><text:span text:style-name="T121">one negative Matrix tri-Factorization (</text:span><text:span text:style-name="T119">NMTF</text:span><text:span text:style-name="T121">)</text:span><text:span text:style-name="T119"> with two graph related regularization terms. The aim for applying these </text:span><text:span text:style-name="T120">regularizations</text:span><text:span text:style-name="T119"> is to include information of molecular networks (between genes) and drug compounds (chemical similarity) to the objective function of</text:span><text:span text:style-name="T121"> NMTF</text:span><text:span text:style-name="T119">. Therefore, similar genes and drugs are forced to be in the same clusters corresponding to genes and drugs.</text:span></text:p>
      <text:p text:style-name="P86">This method factorizes matrices related to these three datasets to other low-dimensional matrices and bicluster them. For example, in the case of patients, a n*k matrix means n patients are clustered in k clusters, and the highest value for each row indicates membership to that cluster. Unlike the previous paper <text:span text:style-name="T187">in this subsection</text:span>, number of clusters required to be determined before factorization process (number of clusters is rank of the matrices for genes, drugs and patients). Similar to the previous paper, the authors generated consensus matrix over multiple runs, and used dispersion coefficient for analysis of cluster stability. In fact, they used these consensus matrices to perform patient stratification and cancer driver gene prediction with hierarchical clustering and hypergeometric test, respectively. Moreover, they used matrix completion property of NMTF to repurpose new drugs for specific genes.</text:p>
      <text:p text:style-name="P87">Similar to the previous paper, authors here obtained their datasets from TCGA as well. <text:span text:style-name="T188">The m</text:span>olecular network stated above obtained by combination of protein-protein interaction<text:span text:style-name="T188">s</text:span>, genetics interaction<text:span text:style-name="T189">s</text:span> and pathway analysis. Further, they used an iterative network propagation approach as a preprocessing phase to deal with sparsity of somatic mutations dataset. As for the drug-target interactions, they used DrugBank database and calculated the similarities between compounds by Tanimoto similarity coefficient. </text:p>
      <text:p text:style-name="P99">In order to validate results, some ground truth information regarding patients such as overall survival, tumor size, etc.<text:span text:style-name="T190"> </text:span>as well as driver genes was obtained by the authors. Moreover, they used Kaplan-Meier survival curves and log-rank p-value to analyze the significance of findings. By applying <text:span text:style-name="T191">the proposed method</text:span> G<text:span text:style-name="T191">raph-regularized </text:span>NMTF <text:span text:style-name="T191">(GNMTF) </text:span>and computing consensus matrices the most stable values for number of clusters were obtained. There is a good agreement between achieved clusters for somatic mutations and clinical data such as survival rate, tumor size and age, moreover, two other studies also reported the same number of clusters. Compared to Network-based Stratification (NBS), only the <text:soft-page-break/>proposed approach could achieve statistically significant clusters with different survival rates. In order to find driver genes, mutated genes that are strongly related to know driver genes are extracted based on their association scores (score⩾0.9). Three different databases including COSMIC, CCGD and IntOGen validated 40% of the predicted driver genes. Furthermore, analysis of top two predicted driver genes indicated strong relation between two know driver genes. Regarding the analysis of the drugs, 37% of the predicted DTIs were confirmed by either MATADOR or CTD. Finally, based on AUC of ROC and PR, the best result was obtained when all datasets were considered in the integration (fusion).</text:p>
      <text:p text:style-name="P88"/>
      <text:p text:style-name="P88">Pros and cons:<text:span text:style-name="T119"> Considering somatic mutation data along with other datasets </text:span><text:span text:style-name="T122">in a deterministic way</text:span><text:span text:style-name="T119">. Maybe adding graph-regularization term made this method more successful regarding somatic mutations. Including inter-relations between genes and drugs </text:span><text:span text:style-name="T122">is also another advantage for this method</text:span><text:span text:style-name="T119">. As for the cons, There is no discussion regarding computational complexity of the proposed method or the compared one.</text:span></text:p>
      <text:p text:style-name="P4"/>
      <text:p text:style-name="P9"><text:span text:style-name="T100">4-</text:span> Clonality inference</text:p>
      <text:p text:style-name="P12"/>
      <text:p text:style-name="P91"><text:span text:style-name="T9">A. </text:span><text:span text:style-name="T5">Clonality Inference from Single Tumor samples Using Low Coverage Sequence Data </text:span><text:span text:style-name="T30">[10]</text:span></text:p>
      <text:p text:style-name="P118"/>
      <text:p text:style-name="P100"><text:span text:style-name="T111">Motivation and contributions:</text:span><text:span text:style-name="T178"> Somatic <text:s/>mutations <text:s/>can <text:s/>be <text:s/>helpful to <text:s/>determine <text:s/>how <text:s/>pure <text:s/>a <text:s/>tumor <text:s/>sample is and <text:s/>also <text:s/>find <text:s/>its <text:s/>sub-clonal compositions. However, the challenge is that this type of mutation is heterogeneous and current state-of-the-art methods to infer sub-clonal information require multi samples from a single tumor which is hardly applicable for majority of cancers. Therefore, it is of utmost importance to infer these sub-clones and their compositions via a method based on single sample information. In <text:s/>order <text:s/>to <text:s/>determine <text:s/>number <text:s/>of <text:s/>sub-clones <text:s/>and <text:s/>purity <text:s/>of <text:s/>a <text:s/>tumor <text:s/>sample, <text:s/>authors <text:s/>proposed <text:s/>CTPsingle which <text:s/>has a <text:s/>robust clustering framework <text:s/>based <text:s/>on beta-binomial mixture model and <text:s/>moreover, perform phylogeny analysis via a fast mixed integer linear programming formulation. As stated above, the goal is to find purity and sub-clonal compositions, thus, these two are the outputs of this problem. As for the input side, the input of the proposed method is sequence data of a single tumor sample and its detected mutations. Therefore, we know the number of variant read counts and total read counts for a specific position.</text:span></text:p>
      <text:p text:style-name="P115"/>
      <text:p text:style-name="P63"><text:span text:style-name="T108">Summary:</text:span> CTPsingle has some assumptions on the input side, for example, copy number variation is not considered here. After some processing in the input side, it uses a beta-binomial clustering mechanism with probability of success drown from Dirichlet Process which is itself based on Gamma and Beta distributions. Inference is performed via standard Markov Chain Monte Carlo (MCMC). After clustering phase, we have number of clusters a.k.a sub-clones and mean allelic frequency for each of them. Thus, cellular frequency for sub-clones can be achieved easily. When we know cellular frequency, we can estimate purity of <text:span text:style-name="T194">the </text:span>tumor sample and as a result of that also calculate cancer cell fraction. Further, RMSE of cancer cell fraction will be used as one of the evaluation metrics. They did experiments on simulated scenarios with two types of data including low coverage and ultra-high coverage and obtained three metrics for evaluation:1) estimated purity, 2) predicted number of clusters and 3) RMSE <text:s/>of <text:s/>cancer <text:s/>cell <text:s/>fractions <text:s/>and <text:s/>compared <text:s/>the <text:s/>CTPsingle <text:s/>with <text:s/>three <text:s/>state-of-the-art <text:s/>methods. According to obtained results, the proposed method was able to perform superior to the other methods in most <text:s/>of <text:s/>the <text:s/>experiments <text:s/>even <text:s/>when <text:s/>the <text:s/>coverage <text:s/>was <text:s/>low. <text:s/>Furthermore, <text:s/>authors <text:s/>are <text:s/>also <text:s/>extend <text:s/>their experiments with clinical data related to prostate cancer. Interestingly, there was a good agreement between predicted result via CTPsingle and actual one. </text:p>
      <text:p text:style-name="P115"><text:soft-page-break/></text:p>
      <text:p text:style-name="P63"><text:span text:style-name="T108">Pros and cons:</text:span> There are several advantages with the proposed method such as algorithm finds number of clusters itself automatically. Working with single sample and low coverage data is also a huge advantage for CTPsingle. Using only freely available libraries can also be another influential factor for this method. As for the cons, this method ignores CNV which is an important aspect in <text:span text:style-name="T195">many cancers especially</text:span> prostate cancer and it can be a good direction for future works. </text:p>
      <text:p text:style-name="P63"/>
      <text:p text:style-name="P13"><text:span text:style-name="T3">5-</text:span><text:span text:style-name="T1"> Computational drug discovery</text:span> </text:p>
      <text:p text:style-name="P42"/>
      <text:p text:style-name="P42"><text:span text:style-name="T139">A. </text:span>DrugE-Rank: improving drug-target interaction prediction of new candidate drugs or targets by ensemble learning to rank <text:span text:style-name="T176">[11]</text:span></text:p>
      <text:p text:style-name="P109"/>
      <text:p text:style-name="P59"><text:span text:style-name="T115">Motivation and contributions:</text:span><text:span text:style-name="T130"> identifying drug</text:span><text:span text:style-name="T124">-target interactions is highly important for therapeutic purposes because experimentally explore possible drugs and compounds is expensive and time consuming. Therefore, developing reliable computational tools is </text:span><text:span text:style-name="T132">highly</text:span><text:span text:style-name="T124"> importan</text:span><text:span text:style-name="T135">t</text:span><text:span text:style-name="T124"> for finding the best candidates for biochemical experiments. Computational approaches for this goal can be categorized into two families of feature-based methods and similarity-based methods. Both of these approaches have their own merits and benefits, thus, taking advantage of both of them can be helpful for improving the drug-target interaction</text:span><text:span text:style-name="T136">s</text:span><text:span text:style-name="T124"> problem; particularly for new candidate drugs or target</text:span><text:span text:style-name="T137">s</text:span><text:span text:style-name="T124">. In this paper, authors proposed DrugE-rank which makes the best use of both of the mentioned approaches in an ensemble learning way in four steps. In step 1, it computes the feature vector of the target and an arbitrary drug, further, it estimates the similarity of all targets and all drugs. In step 2, the proposed method runs six component methods by utilizing the computed similarity in step 1. The output of this step is pair of features corresponding to scores. In step 3, a feature vector for the arbitrary selected drug in step 1 is generated from drug and target features and pair features of step 1 and 2, respectively. Finally, in step 4, all of the features will be the input of </text:span><text:span text:style-name="T133">Learn To Rank (</text:span><text:span text:style-name="T124">LTR</text:span><text:span text:style-name="T133">)</text:span><text:span text:style-name="T124"> and the output will be the list of ranked drugs for that targ</text:span><text:span text:style-name="T131">et.</text:span></text:p>
      <text:p text:style-name="P110"/>
      <text:p text:style-name="P60"><text:span text:style-name="T116">Summary:</text:span><text:span text:style-name="T131"> In the <text:s/>first step for a new given target, first they generated 147 features via <text:s/>CTD method, and also they computed <text:s/>genomic similarity <text:s/>between <text:s/>that <text:s/>target <text:s/>and <text:s/>other <text:s/>targets <text:s/>by <text:s/>Smith-Waterman <text:s/>score. <text:s/>For <text:s/>each drug, they computed 36 features (physicochemical descriptors) by RDKit and similarity between two drugs is calculated by Tanimoto coefficient. In the second step, they ran six component methods including KNN, BLM-svc, LapRLS, NetLapRLS and WNN-GIP to predict the score of drug target interaction between all drugs and the given new target and normalize this score to be a value between 0 and 1. <text:s/>In the third step, the final feature vector for all of the drugs and the new target is calculated via concatenating target feature vector (147 features), drug feature vector (36 features) and pair feature vector based on previous step (6-dimensions vector showing the strength between drugs and the target). Therefore, each drug target pair is represented via a 189 features which are the input of the last step i.e. LTR. <text:s/>In the last step, feature vector </text:span><text:span text:style-name="T124">of a drug according to step 3 will be the input of LTR method and the ranked list of drugs is the final prediction result or the output.</text:span></text:p>
      <text:p text:style-name="P50">They obtained their dataset from DrugBank which contains 1242 drugs, 1324 targets and 5701 interactions. They divided the dataset into five smaller datasets which contains four sets of FDA approved drugs and 1set <text:s/>of <text:s/>experimental <text:s/>drugs. <text:s/>They <text:s/>compared <text:s/>the <text:s/>proposed <text:s/>method <text:s/>with <text:s/>all <text:s/>of the <text:s/>similarity-based <text:s/>method which they used in their ensemble and two other feature-based methods and applied AUPR as the evaluation metric. Authors used Data-1 with 5-fold cross validation (1 for test, 1 for training LTR and 3 for training component methods) and paired t-test for statistical analysis. Moreover, they used Data-2 and 3 for testing when Data-1 was applied for training (four for training <text:soft-page-break/>component methods and 1 for LTR). Finally, they used Data-1 to 4 for training and Data-5 for testing. All experiments were performed 10 times. Based on the obtained results, for the experiment over Data-1, BLM-svr had the best performance among the compared methods and the proposed method was able to overcome it and they observed similar result of the second experiment based on Data-2 and 3 and even Data-5 experiment which means DrugE-rank can outperform all other methods when it has all <text:span text:style-name="T193">of the </text:span>feature<text:span text:style-name="T193">s.</text:span></text:p>
      <text:p text:style-name="P111"/>
      <text:p text:style-name="P62"><text:span text:style-name="T43">Pros and cons:</text:span><text:span text:style-name="T5"> Applying multiple methods and finding a way to use them in an ensemble way provided the proposed method with the competitive edge to perform better than the other compared methods. </text:span></text:p>
      <text:p text:style-name="P13"/>
      <text:p text:style-name="P13"><text:span text:style-name="T3">6-</text:span><text:span text:style-name="T1"> Role of </text:span><text:span text:style-name="T4">EHR</text:span><text:span text:style-name="T1"> in Precision Medicine</text:span> </text:p>
      <text:p text:style-name="P13"/>
      <text:p text:style-name="P93"><text:span text:style-name="T125">A. The challenges in using electronic health records for pharmacogenomics and </text:span><text:span text:style-name="T124">precision medicine research </text:span><text:span text:style-name="T134">[12]</text:span></text:p>
      <text:p text:style-name="P58"><text:span text:style-name="T112">Motivation and contributions:</text:span><text:span text:style-name="T124"> The goal is to use patients’ genetic information to estimate risk of disease, prevent illness and find the best treatment. Study of pharmacogenomics i.e. genetic variants that effect drug response and efficacy can be used in clinical purposes. However, GWAS studies need to be diverse in term of population and currently most of the studies are based on European populations. Therefore, how to properly design a cohort is extremely hard. Recent emergence of <text:s/>EHR linked to biorepositories provides us with fast, reliable and cheap data collection for GWAS studies. Further, one can select a wide range of phenoty</text:span><text:span text:style-name="T125">pe. </text:span><text:span text:style-name="T124">In this paper, authors used EHR linked to a biorepository in order to analyze drug response in an African-American cohort of 12,000 patients for two clinical treatments: 1) the use of antihypertensive medication to lower blood pressure and 2) use of lipid lowering medication to lower blood level of LDL-C. Particularly, they tested SNPs for association with change and percent change in blood pressure or level of LDL-C in blood. </text:span></text:p>
      <text:p text:style-name="P112"/>
      <text:p text:style-name="P55"><text:span text:style-name="T114">Summary:</text:span><text:span text:style-name="T126"> </text:span><text:span text:style-name="T124">Dataset was obtained from BioVU and DNA were collected from blood samples of mostly non-Europeans which contain 200,000 SNPs with certain allelic frequency (116,000 were available after quality control). Regarding phenotyping, they extracted electronically systolic blood pressure, diastolic blood pressure and LDL-C from EHR records. The authors considered post-medication if a prescription for an antihypertensive or lipid lowering drug was found prior to the experiment and pre-medication otherwise. This paper only used patient’s data with both pre- and post-medication information available, along with BMI (2653 and 1244 patients who had systolic blood pressure and diastolic blood pressure for both pre- and post-medication and both of them for LDL-C respectively). For statistical analysis, they used LR with difference between the median of pre- and post-medication and percent change between the median of pre- and post-medication as dependent variables. For each dependent variable, three models were ran including: 1) unadjusted, 2) adjusted for age and sex and 3) adjusted for age, sex and the first three principal components of ancest</text:span><text:span text:style-name="T126">ry. They tested the association of SNPs on the Metabochip with the change in blood pressure and LDL</text:span><text:span text:style-name="T124">-C measurement with the use of antihypertensive and lipid lowering medications respectively. After correcting for multiple testing, they did not find significant novel association nor did they replicate previous studies which can be because of sample size and statistical power. Another possibility is that because of studied populations which was African-American in this paper and mostly it was European in the previous studies. Another explanation is that although they had variants in the gene regions of significant SNPs which were identified in the previous studies on the investigated medications, they did not tested most of the specific previously identified SNPs. </text:span></text:p>
      <text:p text:style-name="P113"/>
      <text:p text:style-name="P56"><text:soft-page-break/><text:span text:style-name="T113">Pros and cons: </text:span><text:span text:style-name="T124">They used a large population and they claimed that it is not common in the field to use a large cohort for the association stud</text:span><text:span text:style-name="T127">ies.</text:span></text:p>
      <text:p text:style-name="P57"><text:span text:style-name="T127">A</text:span><text:span text:style-name="T128">s for the cons, </text:span><text:span text:style-name="T124">Limited coverage on GWAS genotyping platform which is a challenge in pharmacogenomics. They ignored some factors such as doses of medication in their phenotyping process, it would have been better to mention previous studies in this regard as </text:span><text:span text:style-name="T128">well. </text:span><text:span text:style-name="T129">The main questions are that design of the study and cohorts selection which were vaguely described and more importantly, they did not tested most of previously identified SNPs. All of the differences between this study and previous ones can be related to totally different populations (European and African-American). </text:span></text:p>
      <text:p text:style-name="P6"/>
      <text:p text:style-name="P4"><text:span text:style-name="T2">III. </text:span><text:span text:style-name="T1">Conclusion</text:span></text:p>
      <text:p text:style-name="P71">In this <text:span text:style-name="T163">review</text:span>, 10 most recent computational papers related to Precession Medicine were presented. All of these papers were published in top bioinformatics conferences in 2016 and covered most aspects of application of computational methods in Precession Medicine. </text:p>
      <text:p text:style-name="P72">The first step in solving a biological problem by computational methods is availability of data especially when is comes to machine learning and data mining. <text:span text:style-name="T154">Based on the studied papers, it is fairly rational to deduce that in order to study cancer one of the best resources to acquire data is TCGA. In most of the related to cancer studied papers, data is obtained from this website which indicates applicability, ease of use and diversity in its datasets. For the case of PPI studies, yeast can be a good <text:s/>choice (available online on MIPS and SGD) because it is not too large to make computation expensive and also not too small to make the process trivial for the algorithm, for the case of human studies, String-GT can be used. In the case of studies related to drug design, DrugBank and list FDA approved drugs were the the most popular sources among the studied papers. Finally, for studying gene expression data, considering GEO, GTEx and 1000 Genomes is highly recommended especially the last two which are based on RNA-Seq platform. </text:span></text:p>
      <text:p text:style-name="P73"><text:span text:style-name="T160">Once we know the input, we should choose a metric to analyze and evaluate the desired output based on it. </text:span>In the study related to PPI th<text:span text:style-name="T160">r</text:span>ee metrics are recommended as follows: fraction , accuracy , and the maximum matching ratio. fraction is defined to be the fraction of pairs between predicted and reference complexes with an overlap score no less than 0.25; accuracy is the geometric mean of two other measures, namely the clustering-wise sensitivity (Sn) and the clustering-wise positive predictive value (PPV). Finally, Maximum matching ratio is based on a maximal one-to-one mapping between predicted and reference complexes.</text:p>
      <text:p text:style-name="P74">For patient stratification, metrics such as Kaplan-Meier survival curves, as well as the log-rank p -value, can be applied to measure the significance of the difference in survival between different patient clusters. Moreover, in order to study stability, Cophenetic Correlation Coefficient also can be used. </text:p>
      <text:p text:style-name="P75">In drug design studies, in order to calculate similarity between two drugs, all of the papers applied Tanimoto coefficient. <text:span text:style-name="T155">However,</text:span> <text:span text:style-name="T156">in general, still</text:span> sum of mean squared error <text:span text:style-name="T155">(also RMSE), AUCPR and AUC ROC are</text:span> the most popular choice<text:span text:style-name="T155">s</text:span> similar to other machine learning <text:span text:style-name="T155">studies. <text:s/></text:span></text:p>
      <text:p text:style-name="P22"><text:span text:style-name="T157">When we are studying a biological problem which has many aspects, especially in the case of subnetworks such as mutated ones, w</text:span>ith many <text:span text:style-name="T157">situations e.g. subnetworks</text:span> that<text:line-break/>could be found by <text:span text:style-name="T157">proposed</text:span> algorithm<text:span text:style-name="T157">s</text:span>, we may see one that has a good p-value<text:line-break/>by log-rank test <text:span text:style-name="T157">or any other statistical metrics </text:span>just by chance, and this <text:span text:style-name="T192">error </text:span>is assessed by the permutational p-value. <text:span text:style-name="T157">Therefore, sometimes it is essential to do </text:span>multiple hypothesis testing <text:span text:style-name="T157">and apply more than one statistical significance test. </text:span></text:p>
      <text:p text:style-name="P116"><text:span text:style-name="T196">In general, for designing an experiment it is extremely important to form case and control groups carefully. These two groups should be only different in a variable that we are enthusiastic to know more about and assigning randomly is a reliable approach to eliminate the confounding effect. </text:span></text:p>
      <text:p text:style-name="P76"><text:soft-page-break/><text:span text:style-name="T161">In future, o</text:span>ne of the the main challenges regarding application of deep learning in biological problems is interpretation of weights in the learned network, this task is straightforward in vision and image processing, however, in bioinformatics and computational biology i<text:span text:style-name="T164">t</text:span> requires further deeper investigations. <text:span text:style-name="T158">It is possible that applying unsupervised deep networks such as autoencoders which were successful in chemical design also be informative in computational genomics. </text:span></text:p>
      <text:p text:style-name="P23"><text:span text:style-name="T159">For patient stratification, both papers unanimously suggest to integrate other types of data and study their effect as well, these datasets can range from methylation to fusion genes. Another good direction regarding the computational aspect itself can be working on combination of deterministic and probabilistic methods to get </text:span><text:span text:style-name="T5">probabilistic non-negative matrix tri-factorization </text:span><text:span text:style-name="T20">or investigate matrix factorization by powerful deep learning </text:span><text:span text:style-name="T22">wherever</text:span><text:span text:style-name="T20"> we have enough data. </text:span></text:p>
      <text:p text:style-name="P77"><text:span text:style-name="T20">F</text:span><text:span text:style-name="T5">or clonality inference or intra-tumor heterogeneity, obviously in the presented paper the important factor of copy numbers was disregarded. Therefore, the most crucial future work for this aspect of Precession Medicine is to consider copy number variations (aberrations) which is an important contributing factor in cancer especially prostate one. </text:span></text:p>
      <text:p text:style-name="P78"><text:span text:style-name="T5">For the case of finding the optimal set of </text:span><text:span text:style-name="T38">causal</text:span><text:span text:style-name="T5"> genes </text:span><text:span text:style-name="T22">(rank genes)</text:span><text:span text:style-name="T5">, </text:span><text:span text:style-name="T21">one can </text:span><text:span text:style-name="T29">consider</text:span><text:span text:style-name="T21"> it similar to a set cover problem i.e. finding a set of mutated genes which cover all of up-regulated and down-regulated genes with minimum distance to the effect one. </text:span><text:span text:style-name="T22">This can be use as a criterion for ranking genes and finding the desired set. </text:span></text:p>
      <text:p text:style-name="P79"><text:span text:style-name="T22">A</text:span><text:span text:style-name="T5">s for the pathways, we reviewed pathTIMEx in this paper. Authors provided readers with some interesting ideas for future works. This method is so simplified and did not considered reversibility of mutations or cross-talk between pathways. Adding these </text:span><text:span text:style-name="T23">constraint will make the method more accurate and more compatible with the true nature of the problem. </text:span><text:span text:style-name="T24">Further, this method for large datasets with high level of noise requires modifications and authors proposed to model temporal dependencies between waiting times, specifically accounting for false positive and false negative dependencies.</text:span></text:p>
      <text:p text:style-name="P80"><text:span text:style-name="T24">F</text:span><text:span text:style-name="T5">or PPI dense subgraph mining problem, authors proposed to extend the method for larger and denser networks and also investigate its applicability for other networks such as social ones. Moreover, they also suggested to identify homology relationships between sequences and orthology inference across multiple species. </text:span></text:p>
      <text:p text:style-name="P117"><text:span text:style-name="T42">Finally, for finding the mutated subnetwork, authors </text:span><text:span text:style-name="T25">recommended</text:span><text:span text:style-name="T42"> to </text:span><text:span text:style-name="T25">extend the proposed method with utilizing other types of data such as copy number aberrations which are more complex than single nucleotide variants/indels. </text:span><text:span text:style-name="T26">Furthermore, in addition to survival time, other clinical parameters can also be studied for their association with subnetworks of course with substantial modifications. </text:span><text:span text:style-name="T39">Regarding imbalanced datasets and number of iterations, Dr. Fabio Vandin, the co-author of [4] said: “</text:span><text:span text:style-name="T48">Since we use Monte Carlo estimates, unbalanced data is not a problem</text:span><text:span text:style-name="T49">. </text:span><text:span text:style-name="T48">Once you fix the error probability that you want, you can derive an upper bound to the number of iterations to get the desired error probability. This is a standard approach for (graph) color-coding algorithms.</text:span><text:span text:style-name="T39">” However, these remarks are still not clear for the author of this review and require further investigations. </text:span></text:p>
      <text:p text:style-name="P51"/>
      <text:p text:style-name="P10">IV. Reference</text:p>
      <text:p text:style-name="P53"><text:span text:style-name="T174">[1]</text:span> <text:a xlink:type="simple" xlink:href="https://ghr.nlm.nih.gov/primer/precisionmedicine/definition" text:style-name="Internet_20_link" text:visited-style-name="Visited_20_Internet_20_Link"><text:span text:style-name="T174">https://ghr.nlm.nih.gov/primer/precisionmedicine/definition</text:span></text:a></text:p>
      <text:p text:style-name="P45"><text:span text:style-name="T167">[2]</text:span><text:span text:style-name="T166"> </text:span><text:a xlink:type="simple" xlink:href="https://ghr.nlm.nih.gov/primer/precisionmedicine/precisionvspersonalized" text:style-name="Internet_20_link" text:visited-style-name="Visited_20_Internet_20_Link"><text:span text:style-name="T167">https://ghr.nlm.nih.gov/primer/precisionmedicine/precisionvspersonalized</text:span></text:a><text:span text:style-name="T167"> </text:span></text:p>
      <text:p text:style-name="P46"><text:span text:style-name="T169">[3] </text:span><text:span text:style-name="T166">Tommy Hansen, et al. Mutated Subnetworks Associated with Survival Time in Cancer, </text:span><text:span text:style-name="T168">RECOMB 2016.</text:span></text:p>
      <text:p text:style-name="P47"><text:span text:style-name="T171">[4] </text:span><text:span text:style-name="T168">Simona Cristea, et al. pathTiMEx: Joint Inference of Mutually Exclusive Cancer Pathways and their Dependencies in Tumor Progression, RECOMB 2016.</text:span></text:p>
      <text:p text:style-name="P46"><text:span text:style-name="T169">[</text:span><text:span text:style-name="T171">5</text:span><text:span text:style-name="T169">]</text:span><text:span text:style-name="T168"> Xiuli Ma, al. Complexes Detection in Biological Networks via Diversified Dense Subgraphs Mining, RECOMB 2016.</text:span></text:p>
      <text:p text:style-name="P54"><text:soft-page-break/><text:span text:style-name="T168">[</text:span><text:span text:style-name="T165">6] </text:span><text:span text:style-name="T170">Gomez-Bombarelli, et al. Automatic chemical design using a data-driven continuous representation of molecules, arXiv 1610.02415v2 2017.</text:span></text:p>
      <text:p text:style-name="P54"><text:span text:style-name="T170">[</text:span><text:span text:style-name="T165">7] Goodfellow et al. Deep learning, MIT press, 2016. </text:span></text:p>
      <text:p text:style-name="P44"><text:span text:style-name="T171">[8] </text:span>Natasa Przulj, et al. Patient-Specific Network Data Fusion for Stratification, Biomarker Discovery and Personalizing Treatment, <text:span text:style-name="T172">ISMB 2016.</text:span></text:p>
      <text:p text:style-name="P47"><text:span text:style-name="T175">[9]</text:span> Sahand Khakabimamaghani and Martin Ester. Bayesian Biclustering for Patient Stratification, <text:span text:style-name="T173">PSB </text:span>2016. </text:p>
      <text:p text:style-name="P47"><text:span text:style-name="T175">[10] </text:span>Nilgun Donmez, et al. Clonality inference from single tumor samples using low coverage sequence data, <text:span text:style-name="T172">RECOMB 2016.</text:span></text:p>
      <text:p text:style-name="P40"><text:span text:style-name="T175">[11] </text:span>Qingjun Yuan ,et al. DrugE-Rank: improving drug–target interaction prediction of new candidate drugs or targets by ensemble learning to rank, <text:span text:style-name="T172">ISMB 2016.</text:span></text:p>
      <text:p text:style-name="P47"><text:span text:style-name="T175">[12] </text:span>Sarah M. Laper, et al. The Challenges in Using Electronic Health Records for Pharmacogenomics and Precision Medicine Research, PS<text:span text:style-name="T173">B </text:span>2016.</text:p>
      <text:p text:style-name="P40"><text:span text:style-name="T175">[13] </text:span>Yi fei Chen, et al. Gene expression inference with deep learning, <text:span text:style-name="T172">ISMB 2016. </text:span></text:p>
      <text:p text:style-name="P40"><text:span text:style-name="T175">[14]</text:span> Yong Fuga Li, et al. Separating the Causes and Consequences in Disease Transcriptome PSB <text:span text:style-name="T173">2016.</text:span></text:p>
      <text:p text:style-name="P52"/>
      <text:p text:style-name="P53"/>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41:02.466117890</meta:creation-date>
    <dc:date>2017-05-03T10:46:19.834389980</dc:date>
    <meta:editing-duration>P1DT18H59M47S</meta:editing-duration>
    <meta:editing-cycles>252</meta:editing-cycles>
    <meta:generator>LibreOffice/5.1.6.2$Linux_X86_64 LibreOffice_project/10m0$Build-2</meta:generator>
    <meta:document-statistic meta:table-count="0" meta:image-count="0" meta:object-count="0" meta:page-count="15" meta:paragraph-count="111" meta:word-count="8715" meta:character-count="56922" meta:non-whitespace-character-count="48162"/>
  </office:meta>
</office:document-meta>
</file>